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Arial Unicode MS" svg:font-family="'Arial Unicode M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552cm"/>
    </style:style>
    <style:style style:name="co2" style:family="table-column">
      <style:table-column-properties fo:break-before="auto" style:column-width="1.896cm"/>
    </style:style>
    <style:style style:name="co3" style:family="table-column">
      <style:table-column-properties fo:break-before="auto" style:column-width="3.447cm"/>
    </style:style>
    <style:style style:name="co4" style:family="table-column">
      <style:table-column-properties fo:break-before="auto" style:column-width="1.706cm"/>
    </style:style>
    <style:style style:name="co5" style:family="table-column">
      <style:table-column-properties fo:break-before="auto" style:column-width="1.939cm"/>
    </style:style>
    <style:style style:name="co6" style:family="table-column">
      <style:table-column-properties fo:break-before="auto" style:column-width="7.578cm"/>
    </style:style>
    <style:style style:name="co7" style:family="table-column">
      <style:table-column-properties fo:break-before="auto" style:column-width="8.789cm"/>
    </style:style>
    <style:style style:name="co8" style:family="table-column">
      <style:table-column-properties fo:break-before="auto" style:column-width="7.588cm"/>
    </style:style>
    <style:style style:name="co9" style:family="table-column">
      <style:table-column-properties fo:break-before="auto" style:column-width="2.605cm"/>
    </style:style>
    <style:style style:name="co10" style:family="table-column">
      <style:table-column-properties fo:break-before="auto" style:column-width="2.462cm"/>
    </style:style>
    <style:style style:name="co11" style:family="table-column">
      <style:table-column-properties fo:break-before="auto" style:column-width="2.711cm"/>
    </style:style>
    <style:style style:name="co12" style:family="table-column">
      <style:table-column-properties fo:break-before="auto" style:column-width="2.651cm"/>
    </style:style>
    <style:style style:name="co13" style:family="table-column">
      <style:table-column-properties fo:break-before="auto" style:column-width="2.321cm"/>
    </style:style>
    <style:style style:name="co14" style:family="table-column">
      <style:table-column-properties fo:break-before="auto" style:column-width="7.218cm"/>
    </style:style>
    <style:style style:name="co15" style:family="table-column">
      <style:table-column-properties fo:break-before="auto" style:column-width="2.18cm"/>
    </style:style>
    <style:style style:name="co16" style:family="table-column">
      <style:table-column-properties fo:break-before="auto" style:column-width="7.43cm"/>
    </style:style>
    <style:style style:name="co17" style:family="table-column">
      <style:table-column-properties fo:break-before="auto" style:column-width="9.158cm"/>
    </style:style>
    <style:style style:name="co18" style:family="table-column">
      <style:table-column-properties fo:break-before="auto" style:column-width="6.738cm"/>
    </style:style>
    <style:style style:name="co19" style:family="table-column">
      <style:table-column-properties fo:break-before="auto" style:column-width="6.165cm"/>
    </style:style>
    <style:style style:name="co20" style:family="table-column">
      <style:table-column-properties fo:break-before="auto" style:column-width="3.193cm"/>
    </style:style>
    <style:style style:name="co21" style:family="table-column">
      <style:table-column-properties fo:break-before="auto" style:column-width="3.043cm"/>
    </style:style>
    <style:style style:name="co22" style:family="table-column">
      <style:table-column-properties fo:break-before="auto" style:column-width="3.32cm"/>
    </style:style>
    <style:style style:name="co23" style:family="table-column">
      <style:table-column-properties fo:break-before="auto" style:column-width="2.3cm"/>
    </style:style>
    <style:style style:name="co24" style:family="table-column">
      <style:table-column-properties fo:break-before="auto" style:column-width="2.916cm"/>
    </style:style>
    <style:style style:name="co25" style:family="table-column">
      <style:table-column-properties fo:break-before="auto" style:column-width="3.404cm"/>
    </style:style>
    <style:style style:name="co26" style:family="table-column">
      <style:table-column-properties fo:break-before="auto" style:column-width="3.679cm"/>
    </style:style>
    <style:style style:name="co27" style:family="table-column">
      <style:table-column-properties fo:break-before="auto" style:column-width="10.814cm"/>
    </style:style>
    <style:style style:name="co28" style:family="table-column">
      <style:table-column-properties fo:break-before="auto" style:column-width="1.833cm"/>
    </style:style>
    <style:style style:name="co29" style:family="table-column">
      <style:table-column-properties fo:break-before="auto" style:column-width="2.852cm"/>
    </style:style>
    <style:style style:name="co30" style:family="table-column">
      <style:table-column-properties fo:break-before="auto" style:column-width="3.893cm"/>
    </style:style>
    <style:style style:name="co31" style:family="table-column">
      <style:table-column-properties fo:break-before="auto" style:column-width="1.875cm"/>
    </style:style>
    <style:style style:name="co32" style:family="table-column">
      <style:table-column-properties fo:break-before="auto" style:column-width="1.536cm"/>
    </style:style>
    <style:style style:name="co33" style:family="table-column">
      <style:table-column-properties fo:break-before="auto" style:column-width="2.491cm"/>
    </style:style>
    <style:style style:name="co34" style:family="table-column">
      <style:table-column-properties fo:break-before="auto" style:column-width="2.342cm"/>
    </style:style>
    <style:style style:name="co35" style:family="table-column">
      <style:table-column-properties fo:break-before="auto" style:column-width="23.022cm"/>
    </style:style>
    <style:style style:name="co36" style:family="table-column">
      <style:table-column-properties fo:break-before="auto" style:column-width="23.213cm"/>
    </style:style>
    <style:style style:name="co3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12.176cm" fo:break-before="auto" style:use-optimal-row-height="true"/>
    </style:style>
    <style:style style:name="ro3" style:family="table-row">
      <style:table-row-properties style:row-height="12.58cm" fo:break-before="auto" style:use-optimal-row-height="true"/>
    </style:style>
    <style:style style:name="ro4" style:family="table-row">
      <style:table-row-properties style:row-height="11.772cm" fo:break-before="auto" style:use-optimal-row-height="true"/>
    </style:style>
    <style:style style:name="ro5" style:family="table-row">
      <style:table-row-properties style:row-height="13.388cm" fo:break-before="auto" style:use-optimal-row-height="true"/>
    </style:style>
    <style:style style:name="ro6" style:family="table-row">
      <style:table-row-properties style:row-height="15.004cm" fo:break-before="auto" style:use-optimal-row-height="true"/>
    </style:style>
    <style:style style:name="ro7" style:family="table-row">
      <style:table-row-properties style:row-height="12.984cm" fo:break-before="auto" style:use-optimal-row-height="true"/>
    </style:style>
    <style:style style:name="ro8" style:family="table-row">
      <style:table-row-properties style:row-height="14.6cm" fo:break-before="auto" style:use-optimal-row-height="true"/>
    </style:style>
    <style:style style:name="ro9" style:family="table-row">
      <style:table-row-properties style:row-height="13.792cm" fo:break-before="auto" style:use-optimal-row-height="true"/>
    </style:style>
    <style:style style:name="ro10" style:family="table-row">
      <style:table-row-properties style:row-height="14.19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cm"/>
    </style:style>
    <style:style style:name="ce2" style:family="table-cell" style:parent-style-name="Default">
      <style:table-cell-properties fo:wrap-option="wrap"/>
    </style:style>
    <style:style style:name="ce3" style:family="table-cell" style:parent-style-name="Default">
      <style:table-cell-properties fo:background-color="#00a933" fo:wrap-option="wrap"/>
    </style:style>
    <style:style style:name="T1" style:family="text">
      <style:text-properties fo:font-weight="bold" style:font-weight-asian="bold" style:font-weight-complex="bold"/>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M_incorrect_SMA_correct" table:style-name="ta1">
        <office:forms form:automatic-focus="false" form:apply-design-mode="false"/>
        <table:table-column table:style-name="co1" table:default-cell-style-name="ce1"/>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Default"/>
        <table:table-column table:style-name="co6" table:default-cell-style-name="ce2"/>
        <table:table-column table:style-name="co7" table:default-cell-style-name="ce2"/>
        <table:table-column table:style-name="co8" table:default-cell-style-name="ce2"/>
        <table:table-column table:style-name="co9" table:number-columns-repeated="2" table:default-cell-style-name="Default"/>
        <table:table-column table:style-name="co10" table:default-cell-style-name="Default"/>
        <table:table-column table:style-name="co11" table:default-cell-style-name="Default"/>
        <table:table-column table:style-name="co12" table:number-columns-repeated="2" table:default-cell-style-name="Default"/>
        <table:table-column table:style-name="co13" table:default-cell-style-name="Default"/>
        <table:table-column table:style-name="co14" table:default-cell-style-name="ce2"/>
        <table:table-column table:style-name="co15" table:default-cell-style-name="ce2"/>
        <table:table-column table:style-name="co16" table:default-cell-style-name="ce2"/>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3"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number-columns-repeated="2" table:default-cell-style-name="Default"/>
        <table:table-column table:style-name="co34" table:default-cell-style-name="Default"/>
        <table:table-column table:style-name="co35" table:default-cell-style-name="Default"/>
        <table:table-column table:style-name="co36" table:default-cell-style-name="Default"/>
        <table:table-column table:style-name="co3" table:default-cell-style-name="Default"/>
        <table:table-row table:style-name="ro1">
          <table:table-cell office:value-type="string" calcext:value-type="string">
            <text:p>id</text:p>
          </table:table-cell>
          <table:table-cell office:value-type="string" calcext:value-type="string">
            <text:p>label_num</text:p>
          </table:table-cell>
          <table:table-cell office:value-type="string" calcext:value-type="string">
            <text:p>SM_highest_prob</text:p>
          </table:table-cell>
          <table:table-cell office:value-type="string" calcext:value-type="string">
            <text:p>SMA_highest_prob</text:p>
          </table:table-cell>
          <table:table-cell office:value-type="string" calcext:value-type="string">
            <text:p>SM_pred</text:p>
          </table:table-cell>
          <table:table-cell office:value-type="string" calcext:value-type="string">
            <text:p>SMA_pred</text:p>
          </table:table-cell>
          <table:table-cell office:value-type="string" calcext:value-type="string">
            <text:p>statement</text:p>
          </table:table-cell>
          <table:table-cell office:value-type="string" calcext:value-type="string">
            <text:p>justification</text:p>
          </table:table-cell>
          <table:table-cell office:value-type="string" calcext:value-type="string">
            <text:p>articles</text:p>
          </table:table-cell>
          <table:table-cell office:value-type="string" calcext:value-type="string">
            <text:p>Tematyczność</text:p>
          </table:table-cell>
          <table:table-cell office:value-type="string" calcext:value-type="string">
            <text:p>Generyczność</text:p>
          </table:table-cell>
          <table:table-cell office:value-type="string" calcext:value-type="string">
            <text:p>Redundancja</text:p>
          </table:table-cell>
          <table:table-cell office:value-type="string" calcext:value-type="string">
            <text:p>Informacyjność</text:p>
          </table:table-cell>
          <table:table-cell office:value-type="string" calcext:value-type="string">
            <text:p>Prawdziwość 1</text:p>
          </table:table-cell>
          <table:table-cell office:value-type="string" calcext:value-type="string">
            <text:p>Prawdziwość 2</text:p>
          </table:table-cell>
          <table:table-cell office:value-type="string" calcext:value-type="string">
            <text:p>Użyteczność</text:p>
          </table:table-cell>
          <table:table-cell office:value-type="string" calcext:value-type="string">
            <text:p>Przydatne fakty</text:p>
          </table:table-cell>
          <table:table-cell table:style-name="Default" office:value-type="string" calcext:value-type="string">
            <text:p>Odwrotność</text:p>
          </table:table-cell>
          <table:table-cell office:value-type="string" calcext:value-type="string">
            <text:p>Notatki</text:p>
          </table:table-cell>
          <table:table-cell office:value-type="string" calcext:value-type="string">
            <text:p>subject</text:p>
          </table:table-cell>
          <table:table-cell office:value-type="string" calcext:value-type="string">
            <text:p>speaker</text:p>
          </table:table-cell>
          <table:table-cell office:value-type="string" calcext:value-type="string">
            <text:p>job_title</text:p>
          </table:table-cell>
          <table:table-cell office:value-type="string" calcext:value-type="string">
            <text:p>state</text:p>
          </table:table-cell>
          <table:table-cell office:value-type="string" calcext:value-type="string">
            <text:p>party_affiliation</text:p>
          </table:table-cell>
          <table:table-cell office:value-type="string" calcext:value-type="string">
            <text:p>barely_true_counts</text:p>
          </table:table-cell>
          <table:table-cell office:value-type="string" calcext:value-type="string">
            <text:p>false_counts</text:p>
          </table:table-cell>
          <table:table-cell office:value-type="string" calcext:value-type="string">
            <text:p>half_true_counts</text:p>
          </table:table-cell>
          <table:table-cell office:value-type="string" calcext:value-type="string">
            <text:p>mostly_true_counts</text:p>
          </table:table-cell>
          <table:table-cell office:value-type="string" calcext:value-type="string">
            <text:p>pants_on_fire_counts</text:p>
          </table:table-cell>
          <table:table-cell office:value-type="string" calcext:value-type="string">
            <text:p>context</text:p>
          </table:table-cell>
          <table:table-cell office:value-type="string" calcext:value-type="string">
            <text:p>sentiment</text:p>
          </table:table-cell>
          <table:table-cell office:value-type="string" calcext:value-type="string">
            <text:p>question</text:p>
          </table:table-cell>
          <table:table-cell office:value-type="string" calcext:value-type="string">
            <text:p>grammar_errors</text:p>
          </table:table-cell>
          <table:table-cell office:value-type="string" calcext:value-type="string">
            <text:p>ratio_of_capital_letters</text:p>
          </table:table-cell>
          <table:table-cell office:value-type="string" calcext:value-type="string">
            <text:p>curse</text:p>
          </table:table-cell>
          <table:table-cell office:value-type="string" calcext:value-type="string">
            <text:p>emotion</text:p>
          </table:table-cell>
          <table:table-cell office:value-type="string" calcext:value-type="string">
            <text:p>gibberish</text:p>
          </table:table-cell>
          <table:table-cell office:value-type="string" calcext:value-type="string">
            <text:p>offensiveness</text:p>
          </table:table-cell>
          <table:table-cell office:value-type="string" calcext:value-type="string">
            <text:p>political_bias</text:p>
          </table:table-cell>
          <table:table-cell office:value-type="string" calcext:value-type="string">
            <text:p>SM_prob</text:p>
          </table:table-cell>
          <table:table-cell office:value-type="string" calcext:value-type="string">
            <text:p>SMA_prob</text:p>
          </table:table-cell>
          <table:table-cell office:value-type="string" calcext:value-type="string">
            <text:p>sort_key</text:p>
          </table:table-cell>
        </table:table-row>
        <table:table-row table:style-name="ro2">
          <table:table-cell office:value-type="float" office:value="1" calcext:value-type="float">
            <text:p>1</text:p>
          </table:table-cell>
          <table:table-cell office:value-type="float" office:value="0" calcext:value-type="float">
            <text:p>0</text:p>
          </table:table-cell>
          <table:table-cell office:value-type="float" office:value="0.314247786998749" calcext:value-type="float">
            <text:p>0,314247786998749</text:p>
          </table:table-cell>
          <table:table-cell office:value-type="float" office:value="0.539235651493073" calcext:value-type="float">
            <text:p>0,539235651493073</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Youve been tremendously deceived by people who say the Earth is not flat.</text:p>
          </table:table-cell>
          <table:table-cell table:style-name="ce3" office:value-type="string" calcext:value-type="string">
            <text:p>said, "You've been tremendously deceived" by people who say the Earth is not flat. The worlds scientists have gathered proof that the Earth is round for centuries. Now that were in an age where we can view the Earth from space, we can say with certainty that our planet is spherical. Even without a spaceship, we can see the effects of a round Earth by watching a ship on the horizon or looking out of an airplane window on a clear day. Correction: Ferdinand Magellan wasPortuguese, not Spanish.</text:p>
          </table:table-cell>
          <table:table-cell office:value-type="string" calcext:value-type="string">
            <text:p>It's been disheartening to see how easily people fall prey to misinformation and conspiracy theories in the last few years. The spread of harmful lies about the Earth's shape has been one of the most persistent and dangerous examples of this phenomenon. <text:s/>We are bombarded with claims, often from social media personalities and self-proclaimed experts, that the Earth is not flat, but rather a dome or some other fantastical shape. These claims are routinely propagated, sometimes with scientific "evidence" that is easily debunked and readily disprovable with basic physics and everyday observations. It's a disturbing fact that while our planet is demonstrably and undeniably a sphere, a considerable portion of the population still subscribes to this unfounded theory, and some even encourage others to subscribe to it. This misinformation not only fosters distrust in science and experts, but also hinders our ability to address real-world issues. The sheer volume of claims about the Earth's shape reveals just how pervasive these conspiracies are. Claims about "spaceships" or "government conspiracies" regarding how we see the curvature of the Earth are commonplace. Even the idea that we're just one giant, closed-off "balloon" is thrown out there frequently. All of these are simply a</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1" calcext:value-type="float">
            <text:p>1</text:p>
          </table:table-cell>
          <table:table-cell office:value-type="string" calcext:value-type="string">
            <text:p>- informacja o szerzeniu fałszywych informacji o płaskości ziemi</text:p>
            <text:p>- informacja o różnych wersjach fałszywych wyobrażeń płaskiej ziemi</text:p>
            <text:p>- informacja o sposobie wprowadzania ludzi w błąd podczas szerzenie fałszywej informacji o płaskiej ziemi</text:p>
            <text:p>- jasne stwierdzenie, że teoria o płaskiej ziemi jest fałszywa</text:p>
          </table:table-cell>
          <table:table-cell office:value-type="float" office:value="1" calcext:value-type="float">
            <text:p>1</text:p>
          </table:table-cell>
          <table:table-cell office:value-type="string" calcext:value-type="string">
            <text:p><text:a xlink:href="https://www.politifact.com/factchecks/2016/feb/01/bob/bob-duels-with-neil-degrasse-tyson/" xlink:type="simple">https://www.politifact.com/factchecks/2016/feb/01/bob/bob-duels-with-neil-degrasse-tyson/</text:a></text:p>
            <text:p/>
            <text:p>Sam oryginalny artykuł nie jest tutaj aż tak istotny jak to, że wygenerowany artykuł zaprzecza treści w statement, co jest dosyć niespodziewane, jeśli się wcześniej analizowało jedynie przypadki dobrze zaklasyfikowane przez SM i źle przez SMA.</text:p>
          </table:table-cell>
          <table:table-cell office:value-type="string" calcext:value-type="string">
            <text:p>corrections-and-updates,science,space</text:p>
          </table:table-cell>
          <table:table-cell office:value-type="string" calcext:value-type="string">
            <text:p>bob</text:p>
          </table:table-cell>
          <table:table-cell office:value-type="string" calcext:value-type="string">
            <text:p>Hip hop artist</text:p>
          </table:table-cell>
          <table:table-cell/>
          <table:table-cell office:value-type="string" calcext:value-type="string">
            <text:p>none</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in a Jan. 25 tweet</text:p>
          </table:table-cell>
          <table:table-cell office:value-type="string" calcext:value-type="string">
            <text:p>negative</text:p>
          </table:table-cell>
          <table:table-cell office:value-type="string" calcext:value-type="string">
            <text:p>not_question</text:p>
          </table:table-cell>
          <table:table-cell office:value-type="float" office:value="1" calcext:value-type="float">
            <text:p>1</text:p>
          </table:table-cell>
          <table:table-cell office:value-type="float" office:value="2.74" calcext:value-type="float">
            <text:p>2,74</text:p>
          </table:table-cell>
          <table:table-cell office:value-type="string" calcext:value-type="string">
            <text:p>non-curse</text:p>
          </table:table-cell>
          <table:table-cell office:value-type="string" calcext:value-type="string">
            <text:p>disgust</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3943636640906334, 0.1476314514875412, 0.11399886757135391, 0.19270764291286469, 0.19197793304920197, 0.3142477869987488]</text:p>
          </table:table-cell>
          <table:table-cell office:value-type="string" calcext:value-type="string">
            <text:p>[0.5392356514930725, 0.24757228791713715, 0.10636840760707855, 0.06005675718188286, 0.023041751235723495, 0.023725148290395737]</text:p>
          </table:table-cell>
          <table:table-cell office:value-type="float" office:value="0.169453610152527" calcext:value-type="float">
            <text:p>0,169453610152527</text:p>
          </table:table-cell>
        </table:table-row>
        <table:table-row table:style-name="ro3">
          <table:table-cell office:value-type="float" office:value="2" calcext:value-type="float">
            <text:p>2</text:p>
          </table:table-cell>
          <table:table-cell office:value-type="float" office:value="0" calcext:value-type="float">
            <text:p>0</text:p>
          </table:table-cell>
          <table:table-cell office:value-type="float" office:value="0.313195109367371" calcext:value-type="float">
            <text:p>0,313195109367371</text:p>
          </table:table-cell>
          <table:table-cell office:value-type="float" office:value="0.505738377571106" calcext:value-type="float">
            <text:p>0,505738377571106</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Barack Obama "rejects everyone white, including his mother and his grandparents."</text:p>
          </table:table-cell>
          <table:table-cell office:value-type="string" calcext:value-type="string">
            <text:p>Crist said in a blog attacking Scott, "Florida is ranked 2nd in the nation in long-term unemployment. "An analysis by the Economic Policy Institute ranked Florida second, with New Jersey and the District of Columbia ahead. But there is a significant margin of error to these numbers, and its difficult to pinpoint each states ranking. Other economists used other measures to come up with a different ranking for Florida. Also, while governors can play a role in developing jobs, the pace of Floridas recovery cant be pinned on Scott.</text:p>
          </table:table-cell>
          <table:table-cell office:value-type="string" calcext:value-type="string">
            <text:p>This is a demonstrably false and harmful rumor circulating online. It is rooted in an attempt to discredit and de-legitimize Obama's presidency and is not based on any factual evidence. Barack Obama is a mixed-race individual with a rich and complex family history. It is critical to separate the truth from fiction and address this misinformation with a factual perspective. In reality, he is a half-Black and half-White individual, born in Honolulu, Hawaii, to parents with diverse backgrounds. His mother, Ann Dunham, was an American anthropologist who grew up in Illinois and raised her son in a white-middle-class background in Indonesia. It's clear that Obama has strong bonds with his family and friends and is a devoted father and husband. The assertion that Barack Obama “rejects everyone white, including his mother and his grandparents,” lacks any factual basis. This is merely a baseless accusation intended to evoke negative feelings and prejudice against him. It is crucial to counter such misinformation with factual and respectful discussions. The narrative surrounding Barack Obama has been distorted and manipulated, often for political and ideological gains. His family history is a testament to the complexities of racial identity in America, and it is important to approach it with a nuanced and</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1" calcext:value-type="float">
            <text:p>1</text:p>
          </table:table-cell>
          <table:table-cell office:value-type="string" calcext:value-type="string">
            <text:p>- informacja o tym, że treść statement jest fałszem</text:p>
            <text:p>- informacja o tym, że treść statement jest intencjonalnie tak zbudowana, aby dyskredytować Baracka Obamę jako prezydenta</text:p>
            <text:p>- informacja o pochodzeniu Baracka Obamy i tle rasowym jego rodziny</text:p>
            <text:p>- informacja o dobrych relacjach pomiędzy Barackiem Obamą i jego rodziną, której część jest białoskóra</text:p>
          </table:table-cell>
          <table:table-cell office:value-type="float" office:value="1" calcext:value-type="float">
            <text:p>1</text:p>
          </table:table-cell>
          <table:table-cell office:value-type="string" calcext:value-type="string">
            <text:p><text:a xlink:href="https://www.politifact.com/factchecks/2008/aug/20/jerome-corsi/obama-does-not-reject-his-family-/" xlink:type="simple">https://www.politifact.com/factchecks/2008/aug/20/jerome-corsi/obama-does-not-reject-his-family-/</text:a></text:p>
            <text:p/>
            <text:p>Wygenerowany artykuł mocno zaprzecza treści statement. Wprost mówi, że treść statement jest fałszywa i podaje na to dowody.</text:p>
          </table:table-cell>
          <table:table-cell office:value-type="string" calcext:value-type="string">
            <text:p>candidates-biography</text:p>
          </table:table-cell>
          <table:table-cell office:value-type="string" calcext:value-type="string">
            <text:p>jerome-corsi</text:p>
          </table:table-cell>
          <table:table-cell office:value-type="string" calcext:value-type="string">
            <text:p>author</text:p>
          </table:table-cell>
          <table:table-cell office:value-type="string" calcext:value-type="string">
            <text:p>New Jersey</text:p>
          </table:table-cell>
          <table:table-cell office:value-type="string" calcext:value-type="string">
            <text:p>constitution-party</text:p>
          </table:table-cell>
          <table:table-cell office:value-type="float" office:value="0" calcext:value-type="float">
            <text:p>0</text:p>
          </table:table-cell>
          <table:table-cell office:value-type="float" office:value="2" calcext:value-type="float">
            <text:p>2</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his book &lt;i&gt;The Obama Nation&lt;/i&gt;. </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2.47" calcext:value-type="float">
            <text:p>2,47</text:p>
          </table:table-cell>
          <table:table-cell office:value-type="string" calcext:value-type="string">
            <text:p>non-curse</text:p>
          </table:table-cell>
          <table:table-cell office:value-type="string" calcext:value-type="string">
            <text:p>disgust</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28657756745815277, 0.1551208347082138, 0.10070926696062088, 0.21421915292739868, 0.18809781968593597, 0.3131951093673706]</text:p>
          </table:table-cell>
          <table:table-cell office:value-type="string" calcext:value-type="string">
            <text:p>[0.505738377571106, 0.2844637632369995, 0.09693224728107452, 0.05797682702541351, 0.02315964549779892, 0.03172914683818817]</text:p>
          </table:table-cell>
          <table:table-cell office:value-type="float" office:value="0.158394786474659" calcext:value-type="float">
            <text:p>0,158394786474659</text:p>
          </table:table-cell>
        </table:table-row>
        <table:table-row table:style-name="ro3">
          <table:table-cell office:value-type="float" office:value="3" calcext:value-type="float">
            <text:p>3</text:p>
          </table:table-cell>
          <table:table-cell office:value-type="float" office:value="4" calcext:value-type="float">
            <text:p>4</text:p>
          </table:table-cell>
          <table:table-cell office:value-type="float" office:value="0.383360832929611" calcext:value-type="float">
            <text:p>0,383360832929611</text:p>
          </table:table-cell>
          <table:table-cell office:value-type="float" office:value="0.41065976023674" calcext:value-type="float">
            <text:p>0,41065976023674</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The worlds 62 richest people own the same wealth as the 3.6 billion poorest.</text:p>
          </table:table-cell>
          <table:table-cell office:value-type="string" calcext:value-type="string">
            <text:p>Data on federal expenditures from the National Science Foundation show that as a percentage of the gross domestic product, spending has dropped by 62 percent since 1964.</text:p>
          </table:table-cell>
          <table:table-cell office:value-type="string" calcext:value-type="string">
            <text:p>The disparity between the super-rich and the rest of humanity is becoming increasingly stark. Recent estimates suggest that the world's 62 wealthiest individuals collectively hold the same amount of wealth as the 3.6 billion poorest people. This eye-opening statistic highlights the colossal chasm between the haves and the have-nots, exposing the profound inequalities at the heart of our global society. The figures, starkly revealing, paint a disturbing picture of a world where a minuscule number of individuals control an unfathomable proportion of resources while millions struggle with basic necessities. The juxtaposition of this stark reality is both shocking and sobering. The vast majority of individuals who live in poverty are forced to navigate a world where access to basic necessities, healthcare, education, and adequate food and water are simply not readily available. On the other hand, the super-rich enjoy lives of luxury, privilege, and unimaginable abundance. This discrepancy in wealth, while evident in the numbers, ultimately reflects a deeper structural issue that permeates our social fabric. This issue is far from merely a matter of individual wealth but an overarching social, political, and economic imbalance that breeds widespread inequality and perpetuates a cycle of poverty. Addressing this issue requires a multifaceted approach. We need to pursue</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2" office:value-type="float" office:value="2" calcext:value-type="float">
            <text:p>2</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text:a xlink:href="https://www.politifact.com/factchecks/2016/oct/07/oxfam-america/oxfam-worlds-62-richest-own-much-poorest-36-billio/" xlink:type="simple">https://www.politifact.com/factchecks/2016/oct/07/oxfam-america/oxfam-worlds-62-richest-own-much-poorest-36-billio/</text:a></text:p>
            <text:p/>
            <text:p>Wygenerowany artykuł jest ogólny i nie dodaje niczego co nie wynika z treści statement. Jedyne, co jest wartościowe w nim, to to, że przekazuje ten sam sentyment na temat, co jest poruszony w treści statement, w odróżnieniu od przykładów powyżej tego.</text:p>
          </table:table-cell>
          <table:table-cell office:value-type="string" calcext:value-type="string">
            <text:p>poverty</text:p>
          </table:table-cell>
          <table:table-cell office:value-type="string" calcext:value-type="string">
            <text:p>oxfam-america</text:p>
          </table:table-cell>
          <table:table-cell table:number-columns-repeated="2"/>
          <table:table-cell office:value-type="string" calcext:value-type="string">
            <text:p>none</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a tweet</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1.32" calcext:value-type="float">
            <text:p>1,32</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RIGHT</text:p>
          </table:table-cell>
          <table:table-cell office:value-type="string" calcext:value-type="string">
            <text:p>[0.012699197977781296, 0.11187495291233063, 0.07008471339941025, 0.18626680970191956, 0.23571352660655975, 0.3833608329296112]</text:p>
          </table:table-cell>
          <table:table-cell office:value-type="string" calcext:value-type="string">
            <text:p>[0.0016170920571312308, 0.05265302583575249, 0.02373971976339817, 0.12681421637535095, 0.4106597602367401, 0.3845161497592926]</text:p>
          </table:table-cell>
          <table:table-cell office:value-type="float" office:value="0.157430867735031" calcext:value-type="float">
            <text:p>0,157430867735031</text:p>
          </table:table-cell>
        </table:table-row>
        <table:table-row table:style-name="ro4">
          <table:table-cell office:value-type="float" office:value="4" calcext:value-type="float">
            <text:p>4</text:p>
          </table:table-cell>
          <table:table-cell office:value-type="float" office:value="0" calcext:value-type="float">
            <text:p>0</text:p>
          </table:table-cell>
          <table:table-cell office:value-type="float" office:value="0.298399835824966" calcext:value-type="float">
            <text:p>0,298399835824966</text:p>
          </table:table-cell>
          <table:table-cell office:value-type="float" office:value="0.526940822601318" calcext:value-type="float">
            <text:p>0,526940822601318</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Says the Feingold garage ad is a fake: Hes not standing in front of his house.</text:p>
          </table:table-cell>
          <table:table-cell office:value-type="string" calcext:value-type="string">
            <text:p>Obama wasnt talking about the deficit or the debt when he said, "If I don't have this done in three years, then there's going to be a one-term proposition. The ad takes Obamas comments from an interview about bank bailouts and TARP and makes it look as if hes talking about the national debt. The use of the debt clock also purposely detracts from the presidents initial statement about the federal deficit.</text:p>
          </table:table-cell>
          <table:table-cell office:value-type="string" calcext:value-type="string">
            <text:p>The Feingold garage advertisement that has been generating controversy across social media platforms is being widely disputed. Many online communities have pointed out the discrepancy between the image and the reality, with some claiming the man in the ad is not the actual owner of the garage and is merely an actor hired for the photoshoot. Recent analysis suggests the man in the ad, who claims to be a retired marine with his own "business" after military service, may not be the actual owner of the property. This claim, fueled by several social media threads and posts, suggests a deliberate act to boost the garage's image, perhaps even with the intention of profiting from the online buzz. Furthermore, the man in the ad claims to be retired and living in an area known as "the Villages." "The Villages" is known for its vibrant retirement community with a significant senior population. Given the man's claims and his depiction in the advertisement, social media users have been raising questions about his involvement. Several people have pointed out the man's lack of resemblance to those living in the retirement community, leading to a persistent debate about the validity of the claims made in the advertisement. <text:s/>The man in the ad is allegedly working as a "private consultant" for</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text:a xlink:href="https://www.politifact.com/factchecks/2010/sep/29/mark-belling/mark-belling-says-sen-russ-feingold-faked-his-tv-a/" xlink:type="simple">https://www.politifact.com/factchecks/2010/sep/29/mark-belling/mark-belling-says-sen-russ-feingold-faked-his-tv-a/</text:a></text:p>
            <text:p/>
            <text:p>Wygenerowany artykuł zawiera fałszywe informacje na temat sprawy. Mówi o tym, że mężczyzna w reklamie twierdzi, że jest na emeryturze i żyje w miejscu zwanym „Wioskami”. Oryginalny temat odnosi się do senatora Russa Feingolda, który został oskarżony przez Marka Bellinga o to, że Feingold nie występuje faktycznie w reklamie przed swoim domem, tylko jest tam dodany w postprodukcji, a w rzeczywistości jest w innym stanie. To jest zrobione po to, żeby mu zarzucić oderwanie od rzeczywistości, bo Feingold odnosi się do garażu w swoim domu jako o miejcu, w którym zapisywał swoje pomysły na poprawę Ameryki. W rzeczywistości Belling nie miał żadnych dowodów i sam o tym mówił, a Feringold faktycznie nagrywał reklamę przed swoim domem, co potwierdzili pracownicy, którzy uczestniczyli w pracach nad reklamą, a także są wspomnieni przechodnie, którzy widzieli nagrywaną 2h reklamę przejeżdżając i trombiąc, a także pokazując kciuka w górę.</text:p>
          </table:table-cell>
          <table:table-cell office:value-type="string" calcext:value-type="string">
            <text:p>job-accomplishments,message-machine</text:p>
          </table:table-cell>
          <table:table-cell office:value-type="string" calcext:value-type="string">
            <text:p>mark-belling</text:p>
          </table:table-cell>
          <table:table-cell office:value-type="string" calcext:value-type="string">
            <text:p>Talk show host for WISN-AM</text:p>
          </table:table-cell>
          <table:table-cell office:value-type="string" calcext:value-type="string">
            <text:p>Wisconsin</text:p>
          </table:table-cell>
          <table:table-cell office:value-type="string" calcext:value-type="string">
            <text:p>talk-show-host</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a website posting and statement during his radio show</text:p>
          </table:table-cell>
          <table:table-cell office:value-type="string" calcext:value-type="string">
            <text:p>negative</text:p>
          </table:table-cell>
          <table:table-cell office:value-type="string" calcext:value-type="string">
            <text:p>not_question</text:p>
          </table:table-cell>
          <table:table-cell office:value-type="float" office:value="1" calcext:value-type="float">
            <text:p>1</text:p>
          </table:table-cell>
          <table:table-cell office:value-type="float" office:value="3.85" calcext:value-type="float">
            <text:p>3,85</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CENTER</text:p>
          </table:table-cell>
          <table:table-cell office:value-type="string" calcext:value-type="string">
            <text:p>[0.047014422714710236, 0.18442456424236298, 0.13191846013069153, 0.18069970607757568, 0.15754301846027374, 0.29839983582496643]</text:p>
          </table:table-cell>
          <table:table-cell office:value-type="string" calcext:value-type="string">
            <text:p>[0.5269408226013184, 0.2414216548204422, 0.11880850046873093, 0.06231090426445007, 0.024838680401444435, 0.02567943185567856]</text:p>
          </table:table-cell>
          <table:table-cell office:value-type="float" office:value="0.157239054953706" calcext:value-type="float">
            <text:p>0,157239054953706</text:p>
          </table:table-cell>
        </table:table-row>
        <table:table-row table:style-name="ro5">
          <table:table-cell office:value-type="float" office:value="5" calcext:value-type="float">
            <text:p>5</text:p>
          </table:table-cell>
          <table:table-cell office:value-type="float" office:value="1" calcext:value-type="float">
            <text:p>1</text:p>
          </table:table-cell>
          <table:table-cell office:value-type="float" office:value="0.371129006147385" calcext:value-type="float">
            <text:p>0,371129006147385</text:p>
          </table:table-cell>
          <table:table-cell office:value-type="float" office:value="0.400348901748657" calcext:value-type="float">
            <text:p>0,400348901748657</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The Obama administration leaked information, deliberately or otherwise, that led to the identification of the Pakistani doctor that helped us in achieving our goals and killing bin Laden.</text:p>
          </table:table-cell>
          <table:table-cell table:style-name="ce3" office:value-type="string" calcext:value-type="string">
            <text:p>The Special Operations - OPSEC Education Fund said, "This administration leaked information, deliberately or otherwise, that led to the identification of the Pakistani doctor that helped us in achieving our goals and killing bin Laden. "The bin Laden raid triggered the ISI investigation, not anything said by U. S. <text:s/>officials. In fact, the CIA had urged the doctor to leave the country and when Pakistan provided the name of the doctor, US officials tried to prevent it being published.</text:p>
          </table:table-cell>
          <table:table-cell office:value-type="string" calcext:value-type="string">
            <text:p>The recent revelation regarding the identity of the Pakistani doctor, accused of aiding Osama bin Laden and later implicated in his death, has ignited a heated debate. This revelation has shed light on a controversial aspect of the Obama administration's handling of the bin Laden operation. Were they intentionally leaking information about the doctor's role, or was it an unfortunate outcome of their investigative efforts? The leak itself has fuelled speculation about the government's strategic intentions and their role in the operation. Some believe the administration intentionally provided details about the doctor to destabilize the Pakistani government and to possibly create a political climate favorable for a crackdown on those believed to be aiding bin Laden. <text:s/>Others argue that the leak was unintentional, a consequence of loose communication and hasty actions during the operation.It's important to note that the administration's handling of the bin Laden case has been controversial and opaque from the beginning. The leaked information has only served to fuel these doubts about transparency. The government has acknowledged the leak but has yet to offer a full explanation for it. This lack of clarity has left many questioning the true motives behind the leak. <text:s/>Furthermore, the leak has resurrected concerns regarding the safety and stability of the Pakistani doctor's family and their wellbeing. There is a</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table:number-columns-repeated="3"/>
          <table:table-cell office:value-type="float" office:value="0" calcext:value-type="float">
            <text:p>0</text:p>
          </table:table-cell>
          <table:table-cell/>
          <table:table-cell office:value-type="string" calcext:value-type="string">
            <text:p>foreign-policy,message-machine-2012,military,terrorism</text:p>
          </table:table-cell>
          <table:table-cell office:value-type="string" calcext:value-type="string">
            <text:p>special-operations-opsec-education-fund</text:p>
          </table:table-cell>
          <table:table-cell table:number-columns-repeated="2"/>
          <table:table-cell office:value-type="string" calcext:value-type="string">
            <text:p>none</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office:value-type="string" calcext:value-type="string">
            <text:p>a web video</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2.14" calcext:value-type="float">
            <text:p>2,14</text:p>
          </table:table-cell>
          <table:table-cell office:value-type="string" calcext:value-type="string">
            <text:p>non-curse</text:p>
          </table:table-cell>
          <table:table-cell office:value-type="string" calcext:value-type="string">
            <text:p>anger</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09054992347955704, 0.21919459104537964, 0.09200406819581985, 0.18754510581493378, 0.12107224017381668, 0.37112900614738464]</text:p>
          </table:table-cell>
          <table:table-cell office:value-type="string" calcext:value-type="string">
            <text:p>[0.12751534581184387, 0.4003489017486572, 0.2095784991979599, 0.14891237020492554, 0.0549272820353508, 0.058717597275972366]</text:p>
          </table:table-cell>
          <table:table-cell office:value-type="float" office:value="0.148581090018176" calcext:value-type="float">
            <text:p>0,148581090018176</text:p>
          </table:table-cell>
        </table:table-row>
        <table:table-row table:style-name="ro6">
          <table:table-cell office:value-type="float" office:value="6" calcext:value-type="float">
            <text:p>6</text:p>
          </table:table-cell>
          <table:table-cell office:value-type="float" office:value="1" calcext:value-type="float">
            <text:p>1</text:p>
          </table:table-cell>
          <table:table-cell office:value-type="float" office:value="0.397930085659027" calcext:value-type="float">
            <text:p>0,397930085659027</text:p>
          </table:table-cell>
          <table:table-cell office:value-type="float" office:value="0.357788801193237" calcext:value-type="float">
            <text:p>0,357788801193237</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A referendum gives the people the chance to decide on cutting the Milwaukee County Board budget by two-thirds</text:p>
          </table:table-cell>
          <table:table-cell office:value-type="string" calcext:value-type="string">
            <text:p>ODonnell said Chris Christie "helped funnel $6 million in federal Hurricane Sandy money to a senior center in Belleville, N. J. , a place that suffered no damage. "ODonnell is right that Christie helped steer $6 million in Sandy money to a senior center. And hes right that Bellevillefared much better than other places in New Jersey, though to say "no damage" is an exaggeration.</text:p>
          </table:table-cell>
          <table:table-cell office:value-type="string" calcext:value-type="string">
            <text:p>The people of Milwaukee County will soon have the chance to directly impact the budget of the County Board by voting on a referendum that could drastically reduce it by two-thirds. <text:span text:style-name="T1">This controversial proposition, designed to address concerns about exorbitant spending and alleged mismanagement</text:span>, has generated considerable debate both for and against its potential effects. <text:span text:style-name="T1">Proponents of the referendum argue that the County Board's spending habits have become unsustainable and that significant cuts are necessary to restore financial health</text:span>. They emphasize that the proposed two-thirds reduction will bring about a drastic shift in resources allocation, effectively forcing a reevaluation of how resources are allocated within the County. <text:span text:style-name="T1">Opponents of the referendum view the drastic reduction as an irresponsible and potentially harmful measure that could cripple essential services and economic development initiatives</text:span>. They argue that the budget cuts proposed by the referendum represent an extreme and potentially damaging approach, leading to potential hardships for the county’s residents, especially the vulnerable populations who rely heavily on existing county programs. The referendum is set to be put before the voters on [Date of the referendum], offering a clear opportunity for the community to engage in a direct democratic debate.  The consequences of the referendum could have profound implications for the future of Milwaukee County and its ability to sustain vital services and programs. The decision will not</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 informacja o wygórowanych i nieprzemyślanych wydatkach</text:p>
            <text:p>- informacja o powszechnej chęci, ze strony społeczeństwa, obcięcia niepotrzebnych wydatków</text:p>
            <text:p>- informacja o przeciwnikach propozycji, którzy podnoszą, że obcięcie wydatków uderzy w usługi społeczne i możliwości rozwoju</text:p>
          </table:table-cell>
          <table:table-cell office:value-type="float" office:value="0" calcext:value-type="float">
            <text:p>0</text:p>
          </table:table-cell>
          <table:table-cell office:value-type="string" calcext:value-type="string">
            <text:p><text:a xlink:href="https://chatgpt.com/share/68584e3f-33bc-8000-b2c4-560f01f318b7" xlink:type="simple">https://chatgpt.com/share/68584e3f-33bc-8000-b2c4-560f01f318b7</text:a></text:p>
            <text:p><text:a xlink:href="https://en.wikipedia.org/wiki/Milwaukee_County_Board_of_Supervisors?utm_source=chatgpt.com" xlink:type="simple">https://en.wikipedia.org/wiki/Milwaukee_County_Board_of_Supervisors?utm_source=chatgpt.com</text:a></text:p>
            <text:p><text:a xlink:href="https://www.politifact.com/factchecks/2013/may/22/leah-vukmir/state-senator-says-referendum-county-board-broad/" xlink:type="simple">https://www.politifact.com/factchecks/2013/may/22/leah-vukmir/state-senator-says-referendum-county-board-broad/</text:a></text:p>
            <text:p/>
            <text:p>Wygenerowany artykuł błędnie powiela informacje, że obywatele Milwaukee będą mogli głosować za obcięciem budżetu o 2/3. W rzeczywistości będą mogli jedynie zagłosować za obcięciem pensji i ubezpieczeń społecznych dla urzędników Milwaukee, co spowoduje zmniejszenie etatu ich pracy. Ale za to dodaje nowe faktyczne informacje, które nie pojawiły się w statement, które są prawdziwe.</text:p>
          </table:table-cell>
          <table:table-cell office:value-type="string" calcext:value-type="string">
            <text:p>county-budget,county-government</text:p>
          </table:table-cell>
          <table:table-cell office:value-type="string" calcext:value-type="string">
            <text:p>leah-vukmir</text:p>
          </table:table-cell>
          <table:table-cell office:value-type="string" calcext:value-type="string">
            <text:p>Member of state Assembly</text:p>
          </table:table-cell>
          <table:table-cell office:value-type="string" calcext:value-type="string">
            <text:p>Wisconsin</text:p>
          </table:table-cell>
          <table:table-cell office:value-type="string" calcext:value-type="string">
            <text:p>republican</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a news release</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3.67" calcext:value-type="float">
            <text:p>3,67</text:p>
          </table:table-cell>
          <table:table-cell office:value-type="string" calcext:value-type="string">
            <text:p>non-curse</text:p>
          </table:table-cell>
          <table:table-cell office:value-type="string" calcext:value-type="string">
            <text:p>joy</text:p>
          </table:table-cell>
          <table:table-cell office:value-type="string" calcext:value-type="string">
            <text:p>clean</text:p>
          </table:table-cell>
          <table:table-cell office:value-type="string" calcext:value-type="string">
            <text:p>non-offensive</text:p>
          </table:table-cell>
          <table:table-cell office:value-type="string" calcext:value-type="string">
            <text:p>CENTER</text:p>
          </table:table-cell>
          <table:table-cell office:value-type="string" calcext:value-type="string">
            <text:p>[0.02474309131503105, 0.13101699948310852, 0.06030254811048508, 0.17246957123279572, 0.21353764832019806, 0.3979300856590271]</text:p>
          </table:table-cell>
          <table:table-cell office:value-type="string" calcext:value-type="string">
            <text:p>[0.10805098712444305, 0.3577888011932373, 0.1480792611837387, 0.17375972867012024, 0.12089403718709946, 0.09142717719078064]</text:p>
          </table:table-cell>
          <table:table-cell office:value-type="float" office:value="0.142374928306666" calcext:value-type="float">
            <text:p>0,142374928306666</text:p>
          </table:table-cell>
        </table:table-row>
        <table:table-row table:style-name="ro3">
          <table:table-cell office:value-type="float" office:value="7" calcext:value-type="float">
            <text:p>7</text:p>
          </table:table-cell>
          <table:table-cell office:value-type="float" office:value="1" calcext:value-type="float">
            <text:p>1</text:p>
          </table:table-cell>
          <table:table-cell office:value-type="float" office:value="0.432231456041336" calcext:value-type="float">
            <text:p>0,432231456041336</text:p>
          </table:table-cell>
          <table:table-cell office:value-type="float" office:value="0.328629374504089" calcext:value-type="float">
            <text:p>0,328629374504089</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In this judicial race, special interest groups have demanded money from me, in exchange for endorsement and support.</text:p>
          </table:table-cell>
          <table:table-cell office:value-type="string" calcext:value-type="string">
            <text:p>Gingrich, as a presidential candidate in 2011, declared, "I never favored cap and trade. He told Frontline a cap and trade system combined with tax incentives is "something I would strongly support," and even took a hindsight-is-20/20 stance, saying the country "would be much better off" if cap and trade had been instituted.</text:p>
          </table:table-cell>
          <table:table-cell office:value-type="string" calcext:value-type="string">
            <text:p>It's been a grueling campaign season, and the air is thick with accusations, misinformation, and a relentless barrage of fundraising appeals. This judicial race, unlike many others, is pushing the boundaries of transparency and ethical conduct. We've all witnessed how the often-opaque world of special interest groups exert undue influence over the candidates. I've received a barrage of demands for money, in exchange for endorsements and support. The question arises: what exactly is this campaign about? Is it truly about serving the community, or is it simply a gilded game of political maneuvering?While I can't divulge specifics about the demands, they were clear. A hefty sum was being sought, typically through direct requests or orchestrated events, in exchange for public support. The demands were often accompanied by a strategic blend of appeals to personal values, political affiliation, and promises of favorable legal treatment. However, the strategy felt disingenuous at best. This constant reliance on personal funds for political leverage has become increasingly concerning. It raises questions about the true motivations behind the campaign and fuels the perception of a potentially corrupt political system.My commitment to the community remains firm. It's an unwavering dedication to representing the interests of the people. My role as a candidate shouldn'</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text:a xlink:href="https://www.politifact.com/factchecks/2010/feb/21/eve-schatelowitz-alcantar/judicial-aspirant-eve-schatelowitz-alcantar-says-d/" xlink:type="simple">https://www.politifact.com/factchecks/2010/feb/21/eve-schatelowitz-alcantar/judicial-aspirant-eve-schatelowitz-alcantar-says-d/</text:a></text:p>
            <text:p/>
            <text:p>Wygenerowany artykuł fałszywie potwierdza tezę zawartą w statement, rozszerzając ją nawet o sposoby przeprowadzania żądań pieniężnych, które nie zdażyły się w rzeczywistości w odniesieniu do oryginalnego artykułu.</text:p>
          </table:table-cell>
          <table:table-cell office:value-type="string" calcext:value-type="string">
            <text:p>elections,ethics</text:p>
          </table:table-cell>
          <table:table-cell office:value-type="string" calcext:value-type="string">
            <text:p>eve-schatelowitz-alcantar</text:p>
          </table:table-cell>
          <table:table-cell office:value-type="string" calcext:value-type="string">
            <text:p>Attorney</text:p>
          </table:table-cell>
          <table:table-cell office:value-type="string" calcext:value-type="string">
            <text:p>Texas</text:p>
          </table:table-cell>
          <table:table-cell office:value-type="string" calcext:value-type="string">
            <text:p>democrat</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a response to League of Women Voters of Texas.</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0.86" calcext:value-type="float">
            <text:p>0,86</text:p>
          </table:table-cell>
          <table:table-cell office:value-type="string" calcext:value-type="string">
            <text:p>non-curse</text:p>
          </table:table-cell>
          <table:table-cell office:value-type="string" calcext:value-type="string">
            <text:p>anger</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09671947918832302, 0.19129659235477448, 0.07278387993574142, 0.15375402569770813, 0.14026211202144623, 0.43223145604133606]</text:p>
          </table:table-cell>
          <table:table-cell office:value-type="string" calcext:value-type="string">
            <text:p>[0.07447082549333572, 0.32862937450408936, 0.2164396345615387, 0.1723662167787552, 0.09939990937709808, 0.10869398713111877]</text:p>
          </table:table-cell>
          <table:table-cell office:value-type="float" office:value="0.142043953039856" calcext:value-type="float">
            <text:p>0,142043953039856</text:p>
          </table:table-cell>
        </table:table-row>
        <table:table-row table:style-name="ro7">
          <table:table-cell office:value-type="float" office:value="8" calcext:value-type="float">
            <text:p>8</text:p>
          </table:table-cell>
          <table:table-cell office:value-type="float" office:value="5" calcext:value-type="float">
            <text:p>5</text:p>
          </table:table-cell>
          <table:table-cell office:value-type="float" office:value="0.335932672023773" calcext:value-type="float">
            <text:p>0,335932672023773</text:p>
          </table:table-cell>
          <table:table-cell office:value-type="float" office:value="0.415795564651489" calcext:value-type="float">
            <text:p>0,415795564651489</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Agriculture is the strongest industry in Ohio.</text:p>
          </table:table-cell>
          <table:table-cell office:value-type="string" calcext:value-type="string">
            <text:p>By the official definition, Hovde is off. On the other hand, its clear that Thompson has sold his influence and connections to firms to whom it would benefit on Capitol Hill, but did so in a way -- as a consultant -- to avoid having to register.</text:p>
          </table:table-cell>
          <table:table-cell office:value-type="string" calcext:value-type="string">
            <text:p>Ohio has a vibrant agricultural industry, driving the state's economy and providing a lifeline for countless families.  It's not just a profession, it's a way of life for many, passed down through generations, deeply ingrained in the landscape of the state. The resilience and dedication of Ohio's farmers are unparalleled. They've faced adversity over the years, weathering storms both natural and economic, yet their strength and perseverance have allowed them to thrive. Today, Ohio's agriculture industry stands as a pillar of strength, both economically and culturally.<text:span text:style-name="T1">Ohio's agricultural industry boasts a multitude of sectors, from sprawling dairy farms to family-owned orchards.</text:span>  These varied enterprises contribute significantly to the state's GDP and support thousands of families.  Small family farms are crucial to the industry, breathing life into rural communities, offering local products, and fostering a connection to the land that defines its very identity.  <text:span text:style-name="T1">The diverse range of agricultural products produced in Ohio, ranging from soybeans and corn to dairy, apples, and pears, caters to a vast market and drives national and international trade</text:span>.  <text:span text:style-name="T1">This intricate network of interconnected farms, food processors, and retailers ensures a constant flow of fresh produce and value-added goods, contributing significantly to the local and national economy</text:span></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1" calcext:value-type="float">
            <text:p>1</text:p>
          </table:table-cell>
          <table:table-cell office:value-type="string" calcext:value-type="string">
            <text:p>- informacja o architekturze farm w Ohio</text:p>
            <text:p>- informacja o produktach spożywczych tworzonych w tym przemyśle w Ohio</text:p>
            <text:p>- informacja o zaawansowanym łańcuchu przetwórczym w przemyśle spożywczofarmerskim</text:p>
          </table:table-cell>
          <table:table-cell office:value-type="float" office:value="0" calcext:value-type="float">
            <text:p>0</text:p>
          </table:table-cell>
          <table:table-cell office:value-type="string" calcext:value-type="string">
            <text:p><text:a xlink:href="https://www.politifact.com/factchecks/2012/dec/12/john-kasich/john-kasich-says-agriculture-strongest-industry-oh/" xlink:type="simple">https://www.politifact.com/factchecks/2012/dec/12/john-kasich/john-kasich-says-agriculture-strongest-industry-oh/</text:a></text:p>
            <text:p>https://chatgpt.com/share/68587d81-cb70-8000-bebe-52ed7bd2744f</text:p>
            <text:p/>
            <text:p>Wyegenerowany artykuł zawiera informacje, które zostały poruszone w orgyinalnym artykule, choć brakuje w nim nacisku na to, że sektor agrikulturalny w Ohio jest największym sektorem przemysłu ze względu na to, że jest tam cały łańcuch przetwórczy. Jest większe zgrupowanie finansowe i rynku nieruchomości, ale to są jedynie powiązane ze sobą niezależne usługi, a nie cały łańcuch dostaw jak agrikultura.</text:p>
          </table:table-cell>
          <table:table-cell office:value-type="string" calcext:value-type="string">
            <text:p>agriculture,economy</text:p>
          </table:table-cell>
          <table:table-cell office:value-type="string" calcext:value-type="string">
            <text:p>john-kasich</text:p>
          </table:table-cell>
          <table:table-cell office:value-type="string" calcext:value-type="string">
            <text:p>Governor of Ohio as of Jan. 10, 2011</text:p>
          </table:table-cell>
          <table:table-cell office:value-type="string" calcext:value-type="string">
            <text:p>Ohio</text:p>
          </table:table-cell>
          <table:table-cell office:value-type="string" calcext:value-type="string">
            <text:p>republican</text:p>
          </table:table-cell>
          <table:table-cell office:value-type="float" office:value="9" calcext:value-type="float">
            <text:p>9</text:p>
          </table:table-cell>
          <table:table-cell office:value-type="float" office:value="8" calcext:value-type="float">
            <text:p>8</text:p>
          </table:table-cell>
          <table:table-cell office:value-type="float" office:value="10" calcext:value-type="float">
            <text:p>10</text:p>
          </table:table-cell>
          <table:table-cell office:value-type="float" office:value="18" calcext:value-type="float">
            <text:p>18</text:p>
          </table:table-cell>
          <table:table-cell office:value-type="float" office:value="3" calcext:value-type="float">
            <text:p>3</text:p>
          </table:table-cell>
          <table:table-cell office:value-type="string" calcext:value-type="string">
            <text:p>a speech to the Ohio Farm Bureau</text:p>
          </table:table-cell>
          <table:table-cell office:value-type="string" calcext:value-type="string">
            <text:p>positive</text:p>
          </table:table-cell>
          <table:table-cell office:value-type="string" calcext:value-type="string">
            <text:p>not_question</text:p>
          </table:table-cell>
          <table:table-cell office:value-type="float" office:value="0" calcext:value-type="float">
            <text:p>0</text:p>
          </table:table-cell>
          <table:table-cell office:value-type="float" office:value="4.35" calcext:value-type="float">
            <text:p>4,35</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16709696501493454, 0.09156140685081482, 0.12782399356365204, 0.3359326720237732, 0.1972334086894989, 0.2307388335466385]</text:p>
          </table:table-cell>
          <table:table-cell office:value-type="string" calcext:value-type="string">
            <text:p>[0.019044233486056328, 0.13669584691524506, 0.044718414545059204, 0.1351541131734848, 0.24859188497066498, 0.41579556465148926]</text:p>
          </table:table-cell>
          <table:table-cell office:value-type="float" office:value="0.139679315049008" calcext:value-type="float">
            <text:p>0,139679315049008</text:p>
          </table:table-cell>
        </table:table-row>
        <table:table-row table:style-name="ro2">
          <table:table-cell office:value-type="float" office:value="9" calcext:value-type="float">
            <text:p>9</text:p>
          </table:table-cell>
          <table:table-cell office:value-type="float" office:value="1" calcext:value-type="float">
            <text:p>1</text:p>
          </table:table-cell>
          <table:table-cell office:value-type="float" office:value="0.297669768333435" calcext:value-type="float">
            <text:p>0,297669768333435</text:p>
          </table:table-cell>
          <table:table-cell office:value-type="float" office:value="0.457838028669357" calcext:value-type="float">
            <text:p>0,457838028669357</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On debating.</text:p>
          </table:table-cell>
          <table:table-cell table:style-name="ce3" office:value-type="string" calcext:value-type="string">
            <text:p>In 2002, Perry pushed Sanchez to release his complete income tax returns for the years he was on the UT board of regents and on the Parks and Wildlife Commission, but never made it a condition to debate. Indeed, Perry not only debated him twice, but goaded him to participate in 12 debates. To date, Perry has refused to debate White until he releases all of his income tax returns for the years he served the Clinton administration in Washington and the state Democratic party chairman. We didn't hear back from the Perry campaign when we asked whether he has ever set a precondition on a debate before.</text:p>
          </table:table-cell>
          <table:table-cell office:value-type="string" calcext:value-type="string">
            <text:p>Debate is an art that's woven into the very fabric of our society. We engage in debates everyday, whether it's at school, in the workplace, even during casual conversations at a park. <text:s/>But in today's world, it seems like the art of debating is fading away, replaced by social media echo chambers and personal attacks. We used to be able to engage in discussions with opposing viewpoints in a respectful, reasoned manner. It felt like an act of self-improvement and intellectual growth. I believe we are missing a vital part of our own development and communication skills by abandoning this art. The modern world offers us an easy escape from the difficult process of engaging in meaningful dialogue. Social media algorithms are designed to feed us a diet of opinions that reinforce our pre-existing biases. This creates an "echo chamber" effect, isolating us from alternative perspectives and reinforcing our own biases. On top of this, the current digital landscape is rife with vitriol and emotional outbursts. The online discourse thrives on outrage, personal attacks and inflammatory language rather than fostering open, reasoned discussion. This has unfortunately led to a dramatic decline in civil discourse. <text:s/>The fear of online bullying or being ostracized from online communities often serves as a powerful deterrent to</text:p>
          </table:table-cell>
          <table:table-cell table:number-columns-repeated="7" office:value-type="float" office:value="1" calcext:value-type="float">
            <text:p>1</text:p>
          </table:table-cell>
          <table:table-cell office:value-type="string" calcext:value-type="string">
            <text:p>Opis nowoczesnych problemów związanych z debatowaniem i negatywne nacechowanie tego tematu, co może wstrzeliwać się statystycznie w wiele przypadków dotyczących tematu debatowania.</text:p>
          </table:table-cell>
          <table:table-cell office:value-type="float" office:value="0" calcext:value-type="float">
            <text:p>0</text:p>
          </table:table-cell>
          <table:table-cell office:value-type="string" calcext:value-type="string">
            <text:p><text:a xlink:href="https://www.politifact.com/factchecks/2010/jul/24/rick-perry/perry-debated-2002-even-though-his-opponent-didnt-/" xlink:type="simple">https://www.politifact.com/factchecks/2010/jul/24/rick-perry/perry-debated-2002-even-though-his-opponent-didnt-/</text:a></text:p>
            <text:p><text:span text:style-name="T2"><text:a xlink:href="https://chatgpt.com/share/685880d5-30b8-8000-ba71-02cb52f6b4e5" xlink:type="simple">https://chatgpt.com/share/685880d5-30b8-8000-ba71-02cb52f6b4e5</text:a></text:span></text:p>
            <text:p/>
            <text:p><text:span text:style-name="T2">Treść statement jest tak ogólna, że artykuł po prostu jest artykułem opinio-twórczym. Opisuje ogólnie proces debaty publicznej, ale co ciekawe opisuje z negatywnym nacechowaniem. Opisuje problemy dotyczące debatowania z jakimi w dzisiejszym świecie mamy do czynienia i trafnie zachacza o sens problemu zawarty w oryginalnym artykule. Prawdopodobnie dzięki takiemu opisowi debatowania i negatywnemu nacechowaniu wstrzeliwuje się w potencjalne oryginalne poruszane tematy, gdyż one często mogą cechować się tymi problemami.</text:span></text:p>
          </table:table-cell>
          <table:table-cell office:value-type="string" calcext:value-type="string">
            <text:p>elections</text:p>
          </table:table-cell>
          <table:table-cell office:value-type="string" calcext:value-type="string">
            <text:p>rick-perry</text:p>
          </table:table-cell>
          <table:table-cell office:value-type="string" calcext:value-type="string">
            <text:p>Governor</text:p>
          </table:table-cell>
          <table:table-cell office:value-type="string" calcext:value-type="string">
            <text:p>Texas</text:p>
          </table:table-cell>
          <table:table-cell office:value-type="string" calcext:value-type="string">
            <text:p>republican</text:p>
          </table:table-cell>
          <table:table-cell table:number-columns-repeated="2" office:value-type="float" office:value="30" calcext:value-type="float">
            <text:p>30</text:p>
          </table:table-cell>
          <table:table-cell office:value-type="float" office:value="42" calcext:value-type="float">
            <text:p>42</text:p>
          </table:table-cell>
          <table:table-cell office:value-type="float" office:value="23" calcext:value-type="float">
            <text:p>23</text:p>
          </table:table-cell>
          <table:table-cell office:value-type="float" office:value="18" calcext:value-type="float">
            <text:p>18</text:p>
          </table:table-cell>
          <table:table-cell office:value-type="string" calcext:value-type="string">
            <text:p>a press release</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8.33" calcext:value-type="float">
            <text:p>8,33</text:p>
          </table:table-cell>
          <table:table-cell office:value-type="string" calcext:value-type="string">
            <text:p>non-curse</text:p>
          </table:table-cell>
          <table:table-cell office:value-type="string" calcext:value-type="string">
            <text:p>disgust</text:p>
          </table:table-cell>
          <table:table-cell office:value-type="string" calcext:value-type="string">
            <text:p>word salad</text:p>
          </table:table-cell>
          <table:table-cell office:value-type="string" calcext:value-type="string">
            <text:p>non-offensive</text:p>
          </table:table-cell>
          <table:table-cell office:value-type="string" calcext:value-type="string">
            <text:p>RIGHT</text:p>
          </table:table-cell>
          <table:table-cell office:value-type="string" calcext:value-type="string">
            <text:p>[0.021754009649157524, 0.27068474888801575, 0.09400132298469543, 0.29766976833343506, 0.10013353079557419, 0.2157566398382187]</text:p>
          </table:table-cell>
          <table:table-cell office:value-type="string" calcext:value-type="string">
            <text:p>[0.12003032118082047, 0.4578380286693573, 0.11125998198986053, 0.13636234402656555, 0.06769009679555893, 0.1068192794919014]</text:p>
          </table:table-cell>
          <table:table-cell office:value-type="float" office:value="0.136284539928244" calcext:value-type="float">
            <text:p>0,136284539928244</text:p>
          </table:table-cell>
        </table:table-row>
        <table:table-row table:style-name="ro5">
          <table:table-cell office:value-type="float" office:value="10" calcext:value-type="float">
            <text:p>10</text:p>
          </table:table-cell>
          <table:table-cell office:value-type="float" office:value="4" calcext:value-type="float">
            <text:p>4</text:p>
          </table:table-cell>
          <table:table-cell office:value-type="float" office:value="0.310474395751953" calcext:value-type="float">
            <text:p>0,310474395751953</text:p>
          </table:table-cell>
          <table:table-cell office:value-type="float" office:value="0.436533242464066" calcext:value-type="float">
            <text:p>0,436533242464066</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Venezuela is a country whose defense budget is probably 1/600th of the United States.</text:p>
          </table:table-cell>
          <table:table-cell office:value-type="string" calcext:value-type="string">
            <text:p>As for the other figures, the percent increase from 2010 is slightly more than 32 percent, and drug overdose deaths in 2014 that were associated with heroin is about 42 percent. But as IDPH notes, tracking overdose deaths involving heroin cannot be reliably determined as counties coroners did not specifically test for heroin prior to 2013. We dont see these discrepancies as an attempt to mislead in making his case for heroin and prescription opioid addiction treatment legislation he is advocating. If anything, it underscores the growing epidemic thats not only gripping Illinois, but the rest of the country.</text:p>
          </table:table-cell>
          <table:table-cell office:value-type="string" calcext:value-type="string">
            <text:p>The South American nation of Venezuela boasts a significantly smaller military budget compared to its American counterpart, making it a stark example of the disparity in global defense spending. While the United States, often referred to as the world's sole superpower, allocates an astounding $868 billion annually to its military, a figure that dwarfs the national budgets of countless nations, including Venezuela. Venezuela's defense budget is estimated to be <text:span text:style-name="T1">less than 1/600th of the United States' budget</text:span>, reflecting the vastly different geopolitical priorities and economic situations of the two nations. Despite the comparatively modest budget, Venezuela's armed forces have a significant role in its social and political landscape. <text:span text:style-name="T1">The nation heavily emphasizes internal security and the safeguarding of its vast oil reserves, prioritizing domestic security concerns.</text:span> <text:span text:style-name="T1">This focus on domestic security and the military's vital role in safeguarding national resources is often attributed to the country's history of political instability and social unrest.</text:span> However, the low defense spending doesn't necessarily translate to a lack of military effectiveness. The military has maintained a strong presence and played a significant role in the country's defense and national security.  <text:span text:style-name="T1">In the realm of international relations, however, Venezuela's low defense spending becomes a potent diplomatic tool</text:span>. It</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4" office:value-type="float" office:value="1" calcext:value-type="float">
            <text:p>1</text:p>
          </table:table-cell>
          <table:table-cell office:value-type="string" calcext:value-type="string">
            <text:p>- informacja o tym, że wojsko Wenezueli jest znacznie mniej finansowane niż wojsko USA</text:p>
            <text:p>- informacja o przeznaczeniu wojska Wenezueli, które skupia się głównie na polityce wewnętrznej a nie zewnętrznej, co może sugerować, że raczej nie skupia się na grożeniu zewnętrznym wrogom</text:p>
            <text:p>- informacja o tym, że wojsko Wenezueli w polityce międzynarodowej, przy niskim finansowaniu, stanowi potencjalne narzędzie dyplomatyczne, ale jednocześnie może sugerować, że z racji na niskie finansowanie nie stanowi zagrożenia militarnego, np. dla USA</text:p>
          </table:table-cell>
          <table:table-cell office:value-type="float" office:value="0" calcext:value-type="float">
            <text:p>0</text:p>
          </table:table-cell>
          <table:table-cell office:value-type="string" calcext:value-type="string">
            <text:p><text:a xlink:href="https://www.politifact.com/factchecks/2009/apr/21/barack-obama/obama-says-venezuela-defense-budget-1600th-uss/" xlink:type="simple">https://www.politifact.com/factchecks/2009/apr/21/barack-obama/obama-says-venezuela-defense-budget-1600th-uss/</text:a></text:p>
            <text:p><text:a xlink:href="https://chatgpt.com/share/68588bdd-5a3c-8000-aeb3-034ce8df7ad5" xlink:type="simple">https://chatgpt.com/share/68588bdd-5a3c-8000-aeb3-034ce8df7ad5</text:a></text:p>
          </table:table-cell>
          <table:table-cell office:value-type="string" calcext:value-type="string">
            <text:p>military</text:p>
          </table:table-cell>
          <table:table-cell office:value-type="string" calcext:value-type="string">
            <text:p>barack-obama</text:p>
          </table:table-cell>
          <table:table-cell office:value-type="string" calcext:value-type="string">
            <text:p>President</text:p>
          </table:table-cell>
          <table:table-cell office:value-type="string" calcext:value-type="string">
            <text:p>Illinois</text:p>
          </table:table-cell>
          <table:table-cell office:value-type="string" calcext:value-type="string">
            <text:p>democrat</text:p>
          </table:table-cell>
          <table:table-cell office:value-type="float" office:value="70" calcext:value-type="float">
            <text:p>70</text:p>
          </table:table-cell>
          <table:table-cell office:value-type="float" office:value="71" calcext:value-type="float">
            <text:p>71</text:p>
          </table:table-cell>
          <table:table-cell office:value-type="float" office:value="160" calcext:value-type="float">
            <text:p>160</text:p>
          </table:table-cell>
          <table:table-cell office:value-type="float" office:value="163" calcext:value-type="float">
            <text:p>163</text:p>
          </table:table-cell>
          <table:table-cell office:value-type="float" office:value="9" calcext:value-type="float">
            <text:p>9</text:p>
          </table:table-cell>
          <table:table-cell office:value-type="string" calcext:value-type="string">
            <text:p>a news conference.</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3.53" calcext:value-type="float">
            <text:p>3,53</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03474648343399167, 0.08378900587558746, 0.03473709523677826, 0.3104743957519531, 0.3030916452407837, 0.26443323493003845]</text:p>
          </table:table-cell>
          <table:table-cell office:value-type="string" calcext:value-type="string">
            <text:p>[0.0008785732206888497, 0.06088494881987572, 0.02908208966255188, 0.18393509089946747, 0.43653324246406555, 0.28868603706359863]</text:p>
          </table:table-cell>
          <table:table-cell office:value-type="float" office:value="0.135532394679672" calcext:value-type="float">
            <text:p>0,135532394679672</text:p>
          </table:table-cell>
        </table:table-row>
        <table:table-row table:style-name="ro8">
          <table:table-cell office:value-type="float" office:value="11" calcext:value-type="float">
            <text:p>11</text:p>
          </table:table-cell>
          <table:table-cell office:value-type="float" office:value="0" calcext:value-type="float">
            <text:p>0</text:p>
          </table:table-cell>
          <table:table-cell office:value-type="float" office:value="0.267069041728973" calcext:value-type="float">
            <text:p>0,267069041728973</text:p>
          </table:table-cell>
          <table:table-cell office:value-type="float" office:value="0.495350897312164" calcext:value-type="float">
            <text:p>0,495350897312164</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Says President Barack Obama is a socialist.</text:p>
          </table:table-cell>
          <table:table-cell office:value-type="string" calcext:value-type="string">
            <text:p>We find Obama and Rubios overall experience to be roughly equivalent. Rubio would have an edge in political experience, although his time as a part-time city commissioner for a town of less than 6,000 people isnt as rigorous as holding statewide office. Obamas term as a senator came to a close sooner than Rubios would, due to the timing of the elections. But real-life experience outside the bubble of politics counts for something, too. Obama worked for years doing several different jobs, while Rubio spent some time as a lawyer. The time frame has something to do with it -- Obama was 47 when he became president, while Rubio would be 45 if he won electionin November 2016.</text:p>
          </table:table-cell>
          <table:table-cell office:value-type="string" calcext:value-type="string">
            <text:p>The recent surge in accusations against President Barack Obama, labeling him a socialist, has garnered significant attention and ignited debate among the political sphere.  This claim, rooted in a misunderstanding of political ideologies, stems from a selective usage of facts and a deliberate distortion of Obama's policies and platform.<text:span text:style-name="T1"> It is important to clarify that President Obama is not a socialist, nor does he subscribe to a socialist ideology.</text:span> His policies, grounded in liberal democratic principles and social liberalism, are demonstrably distinct from the tenets of socialism.  <text:span text:style-name="T1">He embraces a blend of capitalism, social safety nets, and democratic values, which have propelled his economic reforms and social progress over his presidency</text:span>.  <text:span text:style-name="T1">The President's administration actively promotes a robust free market while also fostering a universal healthcare system, expanding educational opportunities, and ensuring social security benefits for the elderly and the disabled</text:span>.  This nuanced approach, prioritizing economic growth and social welfare, stands in direct contrast to the principles and practices of socialism, which prioritize economic equality and statism.<text:span text:style-name="T1"> It's crucial to acknowledge the President's efforts to promote economic freedom and individual responsibility alongside his commitment to social services and safety nets</text:span>. He aims to create a more just and equitable society while maintaining a robust economy.  These efforts, though sometimes controversial, are not consistent</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1" calcext:value-type="float">
            <text:p>1</text:p>
          </table:table-cell>
          <table:table-cell office:value-type="string" calcext:value-type="string">
            <text:p>Twierdzenie, że Obama jest socjalistą, wynika z niezrozumienia ideologii politycznych.</text:p>
            <text:p/>
            <text:p>Polityki Obamy są zakorzenione w liberalnej demokracji i społeczno-liberalnym podejściu, nie w socjalizmie.</text:p>
            <text:p/>
            <text:p>Artykuł stwierdza, że Obama wspiera wolny rynek, a jego reformy mają na celu łączenie wzrostu gospodarczego z zabezpieczeniami społecznymi, a nie likwidację własności prywatnej czy kontrolę państwa nad produkcją.</text:p>
            <text:p/>
            <text:p>Wyraźnie mówi, że jego podejście "stoi w sprzeczności z zasadami socjalizmu", który promuje równość ekonomiczną i etatyzm.</text:p>
          </table:table-cell>
          <table:table-cell office:value-type="float" office:value="1" calcext:value-type="float">
            <text:p>1</text:p>
          </table:table-cell>
          <table:table-cell office:value-type="string" calcext:value-type="string">
            <text:p><text:a xlink:href="https://www.politifact.com/factchecks/2012/jan/08/rick-perry/rick-perry-says-barack-obama-socialist/" xlink:type="simple">https://www.politifact.com/factchecks/2012/jan/08/rick-perry/rick-perry-says-barack-obama-socialist/</text:a></text:p>
            <text:p>https://chatgpt.com/share/68590973-b98c-8000-8941-a7d24927641f</text:p>
            <text:p/>
          </table:table-cell>
          <table:table-cell office:value-type="string" calcext:value-type="string">
            <text:p>government-regulation,new-hampshire-2012,patriotism</text:p>
          </table:table-cell>
          <table:table-cell office:value-type="string" calcext:value-type="string">
            <text:p>rick-perry</text:p>
          </table:table-cell>
          <table:table-cell office:value-type="string" calcext:value-type="string">
            <text:p>Governor</text:p>
          </table:table-cell>
          <table:table-cell office:value-type="string" calcext:value-type="string">
            <text:p>Texas</text:p>
          </table:table-cell>
          <table:table-cell office:value-type="string" calcext:value-type="string">
            <text:p>republican</text:p>
          </table:table-cell>
          <table:table-cell table:number-columns-repeated="2" office:value-type="float" office:value="30" calcext:value-type="float">
            <text:p>30</text:p>
          </table:table-cell>
          <table:table-cell office:value-type="float" office:value="42" calcext:value-type="float">
            <text:p>42</text:p>
          </table:table-cell>
          <table:table-cell office:value-type="float" office:value="23" calcext:value-type="float">
            <text:p>23</text:p>
          </table:table-cell>
          <table:table-cell office:value-type="float" office:value="18" calcext:value-type="float">
            <text:p>18</text:p>
          </table:table-cell>
          <table:table-cell office:value-type="string" calcext:value-type="string">
            <text:p>a Republican debate in New Hampshire.</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9.3" calcext:value-type="float">
            <text:p>9,3</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offensive</text:p>
          </table:table-cell>
          <table:table-cell office:value-type="string" calcext:value-type="string">
            <text:p>CENTER</text:p>
          </table:table-cell>
          <table:table-cell office:value-type="string" calcext:value-type="string">
            <text:p>[0.12987540662288666, 0.16870585083961487, 0.15950456261634827, 0.2670690417289734, 0.0958981066942215, 0.17894698679447174]</text:p>
          </table:table-cell>
          <table:table-cell office:value-type="string" calcext:value-type="string">
            <text:p>[0.4953508973121643, 0.25636744499206543, 0.1186460480093956, 0.07900866866111755, 0.025684904307127, 0.024941958487033844]</text:p>
          </table:table-cell>
          <table:table-cell office:value-type="float" office:value="0.132292889464747" calcext:value-type="float">
            <text:p>0,132292889464747</text:p>
          </table:table-cell>
        </table:table-row>
        <table:table-row table:style-name="ro5">
          <table:table-cell office:value-type="float" office:value="12" calcext:value-type="float">
            <text:p>12</text:p>
          </table:table-cell>
          <table:table-cell office:value-type="float" office:value="1" calcext:value-type="float">
            <text:p>1</text:p>
          </table:table-cell>
          <table:table-cell office:value-type="float" office:value="0.312465012073517" calcext:value-type="float">
            <text:p>0,312465012073517</text:p>
          </table:table-cell>
          <table:table-cell office:value-type="float" office:value="0.413879454135895" calcext:value-type="float">
            <text:p>0,413879454135895</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Thomas Jefferson said, That government is best which governs the least, because its people discipline themselves.</text:p>
          </table:table-cell>
          <table:table-cell/>
          <table:table-cell office:value-type="string" calcext:value-type="string">
            <text:p>The idea that government should govern the least has been debated for decades, a testament to the ever-present tension between individual freedom and collective responsibilities. It’s a statement that often finds its roots in political thinkers like Thomas Jefferson, who believed that self-governance and discipline would be the pillars of a truly successful and flourishing society. Jefferson's assertion, that "That government is best which governs the least, because its people discipline themselves", reflects a core belief that a government's role should primarily be to enable and facilitate the citizen's agency, rather than imposing heavy control. He saw government as a means to protect the individual's natural rights and ensure their well-being. He believed that the citizens of a nation, through their active participation in the political sphere and adherence to moral principles, would be the driving force behind social and economic stability. He envisioned a system where citizens, empowered by knowledge and self-discipline, would be responsible for making decisions that positively impact their own lives and communities. This ideology laid the foundation for the American founding documents, where the very language reflects Jefferson's vision.While Jefferson’s perspective on limited government holds undeniable merit, its application in practice is often debated. His philosophy echoes the principles of self-</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text:a xlink:href="https://chatgpt.com/share/68595416-ac14-8000-896b-8e1f21521691" xlink:type="simple">https://chatgpt.com/share/68595416-ac14-8000-896b-8e1f21521691</text:a></text:p>
            <text:p><text:a xlink:href="https://www.politifact.com/factchecks/2014/sep/03/jody-hice/so-says-thomas-jefferson-you-might-reconsider/" xlink:type="simple">https://www.politifact.com/factchecks/2014/sep/03/jody-hice/so-says-thomas-jefferson-you-might-reconsider/</text:a></text:p>
          </table:table-cell>
          <table:table-cell office:value-type="string" calcext:value-type="string">
            <text:p>elections</text:p>
          </table:table-cell>
          <table:table-cell office:value-type="string" calcext:value-type="string">
            <text:p>jody-hice</text:p>
          </table:table-cell>
          <table:table-cell table:number-columns-repeated="2"/>
          <table:table-cell office:value-type="string" calcext:value-type="string">
            <text:p>republican</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a Facebook post</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2.65" calcext:value-type="float">
            <text:p>2,65</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20192252472043037, 0.17646774649620056, 0.10213249921798706, 0.1976202130317688, 0.19112227857112885, 0.31246501207351685]</text:p>
          </table:table-cell>
          <table:table-cell office:value-type="string" calcext:value-type="string">
            <text:p>[0.11994244158267975, 0.4138794541358948, 0.1297641098499298, 0.13281884789466858, 0.09113848954439163, 0.11245673894882202]</text:p>
          </table:table-cell>
          <table:table-cell office:value-type="float" office:value="0.129322848633553" calcext:value-type="float">
            <text:p>0,129322848633553</text:p>
          </table:table-cell>
        </table:table-row>
        <table:table-row table:style-name="ro3">
          <table:table-cell office:value-type="float" office:value="13" calcext:value-type="float">
            <text:p>13</text:p>
          </table:table-cell>
          <table:table-cell office:value-type="float" office:value="1" calcext:value-type="float">
            <text:p>1</text:p>
          </table:table-cell>
          <table:table-cell office:value-type="float" office:value="0.335841298103333" calcext:value-type="float">
            <text:p>0,335841298103333</text:p>
          </table:table-cell>
          <table:table-cell office:value-type="float" office:value="0.379363924264908" calcext:value-type="float">
            <text:p>0,379363924264908</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I did not play any role in bringing the company to RI as did others in government. I was tasked with handling the legislation affecting the company by my superiors.</text:p>
          </table:table-cell>
          <table:table-cell office:value-type="string" calcext:value-type="string">
            <text:p>In his defense, Costantino issued a statement in which he said: "I did not play any role in bringing the company to RI as did others in government. I was tasked with handling the legislation affecting the company by my superiors. "In other words: Dont blame me, I was just doing my job. But the records and comments of people involved illustrate that Costantino played a key part in Rhode Island's courtship of 38 Studios. The legislation he helped pass, offering valuable loan guarantees, was his idea, according to one former EDC official. During the process, Costantino shielded his idea from the type of full political scrutiny that might have killed it. He did this by not naming 38 Studios on the House floor when he was asked who was pushing for the loan-guarantee program. When the deal was done, the CEO of Schilling's company thanked all members of the General Assembly and singled out five elected officials by name, including the former House Finance Committee chairman. Costantino played a pivotal role in creating the 38 Studios mess. In some ways, the record shows he bears as much responsibility as the other elected government officials who "tasked" him.</text:p>
          </table:table-cell>
          <table:table-cell office:value-type="string" calcext:value-type="string">
            <text:p>My job as a journalist isn't all glamorous interviews and reporting on world events. Sometimes, the task involves digging deeper into the corporate world, understanding the intricate web of legislative and regulatory affairs. One such instance is the recent move of [Company Name] to [Location], a decision that has sparked a lot of debate and questions. While the general public often points fingers, claiming there's a direct causal link between their actions and the relocation of this major company, this is a narrative that does not reflect the truth.To be clear, I was not involved in any decisions that led to the relocation of [Company Name] to [Location]. It's important to understand that this decision was made by those at the top of the company. It wasn't a decision made by some individuals in government or other public bodies who orchestrated the entire process. There are allegations that certain individuals in government are directly responsible for the move. These allegations are completely false. My own role has been to solely process legislation related to [Company Name] and ensure it aligns with the company's interests. In short, my responsibility is to interpret and execute the legal framework, not create it. My job is focused on ensuring the company can operate smoothly within the regulatory landscape</text:p>
          </table:table-cell>
          <table:table-cell table:number-columns-repeated="10"/>
          <table:table-cell office:value-type="string" calcext:value-type="string">
            <text:p>bankruptcy,debt</text:p>
          </table:table-cell>
          <table:table-cell office:value-type="string" calcext:value-type="string">
            <text:p>steven-costantino</text:p>
          </table:table-cell>
          <table:table-cell office:value-type="string" calcext:value-type="string">
            <text:p>House Finance Chairman </text:p>
          </table:table-cell>
          <table:table-cell office:value-type="string" calcext:value-type="string">
            <text:p>Rhode Island</text:p>
          </table:table-cell>
          <table:table-cell office:value-type="string" calcext:value-type="string">
            <text:p>democrat</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a statement</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2.44" calcext:value-type="float">
            <text:p>2,44</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RIGHT</text:p>
          </table:table-cell>
          <table:table-cell office:value-type="string" calcext:value-type="string">
            <text:p>[0.020211799070239067, 0.1877070516347885, 0.08821050077676773, 0.18706955015659332, 0.18095985054969788, 0.3358412981033325]</text:p>
          </table:table-cell>
          <table:table-cell office:value-type="string" calcext:value-type="string">
            <text:p>[0.21373891830444336, 0.37936392426490784, 0.13591013848781586, 0.11075420677661896, 0.06697869300842285, 0.09325411170721054]</text:p>
          </table:table-cell>
          <table:table-cell office:value-type="float" office:value="0.127406072778701" calcext:value-type="float">
            <text:p>0,127406072778701</text:p>
          </table:table-cell>
        </table:table-row>
        <table:table-row table:style-name="ro9">
          <table:table-cell office:value-type="float" office:value="14" calcext:value-type="float">
            <text:p>14</text:p>
          </table:table-cell>
          <table:table-cell office:value-type="float" office:value="3" calcext:value-type="float">
            <text:p>3</text:p>
          </table:table-cell>
          <table:table-cell office:value-type="float" office:value="0.34793296456337" calcext:value-type="float">
            <text:p>0,34793296456337</text:p>
          </table:table-cell>
          <table:table-cell office:value-type="float" office:value="0.366102188825607" calcext:value-type="float">
            <text:p>0,366102188825607</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Chained CPI would save $1 trillion in the second decade off the federal budget debt, a report shows.</text:p>
          </table:table-cell>
          <table:table-cell office:value-type="string" calcext:value-type="string">
            <text:p>As the Fox News video showed, there is at least one person receiving those federal benefits who bought lobster. The man did say he does so if its on sale. From what weve seen, there are few people buying such high-end items. But it is possible, just as Morris said.</text:p>
          </table:table-cell>
          <table:table-cell office:value-type="string" calcext:value-type="string">
            <text:p>According to a recent report from the Center on Budget and Policy Priorities, the implementation of a chained CPI would save the federal budget debt an unprecedented $1 trillion in the second decade off its existence. This significant savings could be attributed to the way chained CPI reflects the true cost of healthcare and other essential services for consumers. It's believed that the program would also lead to an increase in federal savings by increasing the retirement age and incentivizing more efficient government service provision.The report also revealed that chained CPI is a proven solution that has demonstrated its effectiveness in slowing the growth of government debt over the past few years. This mechanism has successfully implemented its benefits, and despite criticism from some political groups, it continues to receive wide support from across political spectrum. The impact of chained CPI, as indicated in the report, would be far-reaching. This proposed change promises to bring about a substantial reduction in the federal budget debt and open the door to improved financial stability. Implementing chained CPI could significantly improve federal retirement age and incentivize more efficient government services. The potential of chained CPI as a game-changer for long-term economic stability is undeniable.Although the implementation of chained CPI presents challenges in terms of political debate and logistical considerations, the potential benefits for the long-</text:p>
          </table:table-cell>
          <table:table-cell table:number-columns-repeated="10"/>
          <table:table-cell office:value-type="string" calcext:value-type="string">
            <text:p>economy,federal-budget,medicare,social-security</text:p>
          </table:table-cell>
          <table:table-cell office:value-type="string" calcext:value-type="string">
            <text:p>david-brooks</text:p>
          </table:table-cell>
          <table:table-cell table:number-columns-repeated="2"/>
          <table:table-cell office:value-type="string" calcext:value-type="string">
            <text:p>none</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2" office:value-type="float" office:value="0" calcext:value-type="float">
            <text:p>0</text:p>
          </table:table-cell>
          <table:table-cell office:value-type="string" calcext:value-type="string">
            <text:p>comments on NBC's "Meet the Press"</text:p>
          </table:table-cell>
          <table:table-cell office:value-type="string" calcext:value-type="string">
            <text:p>positive</text:p>
          </table:table-cell>
          <table:table-cell office:value-type="string" calcext:value-type="string">
            <text:p>not_question</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CENTER</text:p>
          </table:table-cell>
          <table:table-cell office:value-type="string" calcext:value-type="string">
            <text:p>[0.03743084892630577, 0.14662505686283112, 0.10277948528528214, 0.22010764479637146, 0.1451239436864853, 0.34793296456336975]</text:p>
          </table:table-cell>
          <table:table-cell office:value-type="string" calcext:value-type="string">
            <text:p>[0.026812734082341194, 0.1776202768087387, 0.17517417669296265, 0.3661021888256073, 0.17450186610221863, 0.0797886773943901]</text:p>
          </table:table-cell>
          <table:table-cell office:value-type="float" office:value="0.127379019891232" calcext:value-type="float">
            <text:p>0,127379019891232</text:p>
          </table:table-cell>
        </table:table-row>
        <table:table-row table:style-name="ro7">
          <table:table-cell office:value-type="float" office:value="15" calcext:value-type="float">
            <text:p>15</text:p>
          </table:table-cell>
          <table:table-cell office:value-type="float" office:value="3" calcext:value-type="float">
            <text:p>3</text:p>
          </table:table-cell>
          <table:table-cell office:value-type="float" office:value="0.387413114309311" calcext:value-type="float">
            <text:p>0,387413114309311</text:p>
          </table:table-cell>
          <table:table-cell office:value-type="float" office:value="0.328244000673294" calcext:value-type="float">
            <text:p>0,328244000673294</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Mitt Romney said it was tragic to end the war in Iraq.</text:p>
          </table:table-cell>
          <table:table-cell office:value-type="string" calcext:value-type="string">
            <text:p>Beyer said, "We have trade agreements with 20 countries, and we have trade surpluses with each one of those 20. "Data show the U. S. <text:s/>is running trade deficits with seven of those trade-agreement nations through the first nine months of this year and ran deficits with six of those countries in 2015.</text:p>
          </table:table-cell>
          <table:table-cell office:value-type="string" calcext:value-type="string">
            <text:p>The former Massachusetts Governor and current Republican presidential candidate, Mitt Romney, has emerged as a vocal critic of President Obama's decision to end the combat mission in Iraq. While President Obama made his announcement in a speech where he stressed the importance of bringing troops home after a lengthy conflict, Romney believes that the war's conclusion was "tragic" and represents a failure to secure lasting peace in the Middle East. During a recent campaign event, Romney described the withdrawal process as a "disaster" and a "lost opportunity" that left Iraq vulnerable. Romney's statements regarding the war and its end have gained attention as he continues to campaign for the Republican nomination. He has also been vocal about his opposition to President Obama's healthcare policies, further highlighting his stances on both domestic and foreign policy issues.Romney, who served as a senator for Utah from 1985 to 2003, has expressed opinions about the conflict for decades. His stances on the war in Iraq have been a constant source of debate. In recent days, with the ongoing campaign, his concerns regarding the withdrawal have become more relevant than ever. As he continues to campaign for the Republican nomination, his focus on this issue and other foreign policy stances further underscores his determination to shape</text:p>
          </table:table-cell>
          <table:table-cell table:number-columns-repeated="10"/>
          <table:table-cell office:value-type="string" calcext:value-type="string">
            <text:p>iraq</text:p>
          </table:table-cell>
          <table:table-cell office:value-type="string" calcext:value-type="string">
            <text:p>barack-obama</text:p>
          </table:table-cell>
          <table:table-cell office:value-type="string" calcext:value-type="string">
            <text:p>President</text:p>
          </table:table-cell>
          <table:table-cell office:value-type="string" calcext:value-type="string">
            <text:p>Illinois</text:p>
          </table:table-cell>
          <table:table-cell office:value-type="string" calcext:value-type="string">
            <text:p>democrat</text:p>
          </table:table-cell>
          <table:table-cell office:value-type="float" office:value="70" calcext:value-type="float">
            <text:p>70</text:p>
          </table:table-cell>
          <table:table-cell office:value-type="float" office:value="71" calcext:value-type="float">
            <text:p>71</text:p>
          </table:table-cell>
          <table:table-cell office:value-type="float" office:value="160" calcext:value-type="float">
            <text:p>160</text:p>
          </table:table-cell>
          <table:table-cell office:value-type="float" office:value="163" calcext:value-type="float">
            <text:p>163</text:p>
          </table:table-cell>
          <table:table-cell office:value-type="float" office:value="9" calcext:value-type="float">
            <text:p>9</text:p>
          </table:table-cell>
          <table:table-cell office:value-type="string" calcext:value-type="string">
            <text:p>a speech at the Democratic National Convention in Charlotte, N.C.</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5.56" calcext:value-type="float">
            <text:p>5,56</text:p>
          </table:table-cell>
          <table:table-cell office:value-type="string" calcext:value-type="string">
            <text:p>non-curse</text:p>
          </table:table-cell>
          <table:table-cell office:value-type="string" calcext:value-type="string">
            <text:p>sadness</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08119639940559864, 0.05539634823799133, 0.06289200484752655, 0.22268356382846832, 0.2634952664375305, 0.3874131143093109]</text:p>
          </table:table-cell>
          <table:table-cell office:value-type="string" calcext:value-type="string">
            <text:p>[0.007274244911968708, 0.11331719905138016, 0.09441439062356949, 0.32824400067329407, 0.23595422506332397, 0.22079595923423767]</text:p>
          </table:table-cell>
          <table:table-cell office:value-type="float" office:value="0.127166030554188" calcext:value-type="float">
            <text:p>0,127166030554188</text:p>
          </table:table-cell>
        </table:table-row>
        <table:table-row table:style-name="ro5">
          <table:table-cell office:value-type="float" office:value="16" calcext:value-type="float">
            <text:p>16</text:p>
          </table:table-cell>
          <table:table-cell office:value-type="float" office:value="0" calcext:value-type="float">
            <text:p>0</text:p>
          </table:table-cell>
          <table:table-cell office:value-type="float" office:value="0.292075574398041" calcext:value-type="float">
            <text:p>0,292075574398041</text:p>
          </table:table-cell>
          <table:table-cell office:value-type="float" office:value="0.427772641181946" calcext:value-type="float">
            <text:p>0,427772641181946</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If you and I fail to defund ObamaCare now, some 16,000 new IRS agents will be begin prying into our private medical records, eyeing each and every one of our treatments and prescriptions for violations.</text:p>
          </table:table-cell>
          <table:table-cell office:value-type="string" calcext:value-type="string">
            <text:p>"There are not going to be any discussions about health coverage with an IRS employee. ""The role of the IRS is going to be, again, the tax portions of this," he said, "not the health portions of this. "Our Ruling <text:s text:c="3"/>Dan Weber, president of the Association of Mature American Citizens, said in a widely circulated letter that under the federal health overhaul, 16,000 new IRS agents will be "prying into our private medical records. "Webers letter recycled arguments that have been repeatedly found to be untrue -- and added a new and equally untrue element.</text:p>
          </table:table-cell>
          <table:table-cell office:value-type="string" calcext:value-type="string">
            <text:p>There's a growing debate over the future of ObamaCare, and what this political battle ultimately means for Americans' healthcare. While the conversation often focuses on the costs and access to services, the potential for widespread government overreach is rarely addressed. A disturbingly simplistic truth lies beneath this political rhetoric, one that the mainstream media has largely ignored. A new wave of IRS agents is poised to begin systematically monitoring and controlling our medical records, all in the name of ObamaCare. What might seem like a far-fetched claim, is unfortunately not unfounded, based on the reality of the law's expansive reach.The very foundation of ObamaCare is built upon a framework that extends beyond the traditional healthcare system's borders. It mandates that private insurance companies, who are heavily regulated by the government, hand over their customer data and financial records. These data are then analyzed by the Health Insurance Marketplace, which is further tasked with maintaining records and monitoring activities of every user on the platform. This seemingly innocuous collection of data, however, has become a breeding ground for government overreach.Under ObamaCare, the Affordable Care Act, thousands of new IRS agents will be deployed to conduct intrusive and comprehensive audits of millions of Americans. This will be an unprecedented expansion of the government</text:p>
          </table:table-cell>
          <table:table-cell table:number-columns-repeated="10"/>
          <table:table-cell office:value-type="string" calcext:value-type="string">
            <text:p>health-care,retirement</text:p>
          </table:table-cell>
          <table:table-cell office:value-type="string" calcext:value-type="string">
            <text:p>association-mature-american-citizens</text:p>
          </table:table-cell>
          <table:table-cell/>
          <table:table-cell office:value-type="string" calcext:value-type="string">
            <text:p>Washington, D.C. </text:p>
          </table:table-cell>
          <table:table-cell office:value-type="string" calcext:value-type="string">
            <text:p>organization</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a direct mail letter</text:p>
          </table:table-cell>
          <table:table-cell office:value-type="string" calcext:value-type="string">
            <text:p>negative</text:p>
          </table:table-cell>
          <table:table-cell office:value-type="string" calcext:value-type="string">
            <text:p>not_question</text:p>
          </table:table-cell>
          <table:table-cell office:value-type="float" office:value="3" calcext:value-type="float">
            <text:p>3</text:p>
          </table:table-cell>
          <table:table-cell office:value-type="float" office:value="3.47" calcext:value-type="float">
            <text:p>3,47</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3959501162171364, 0.19731789827346802, 0.12831604480743408, 0.17863458395004272, 0.16406086087226868, 0.29207557439804077]</text:p>
          </table:table-cell>
          <table:table-cell office:value-type="string" calcext:value-type="string">
            <text:p>[0.4277726411819458, 0.21158961951732635, 0.22565442323684692, 0.09347140043973923, 0.03032274916768074, 0.011189150623977184]</text:p>
          </table:table-cell>
          <table:table-cell office:value-type="float" office:value="0.124941939884984" calcext:value-type="float">
            <text:p>0,124941939884984</text:p>
          </table:table-cell>
        </table:table-row>
        <table:table-row table:style-name="ro9">
          <table:table-cell office:value-type="float" office:value="17" calcext:value-type="float">
            <text:p>17</text:p>
          </table:table-cell>
          <table:table-cell office:value-type="float" office:value="4" calcext:value-type="float">
            <text:p>4</text:p>
          </table:table-cell>
          <table:table-cell office:value-type="float" office:value="0.320925354957581" calcext:value-type="float">
            <text:p>0,320925354957581</text:p>
          </table:table-cell>
          <table:table-cell office:value-type="float" office:value="0.388847678899765" calcext:value-type="float">
            <text:p>0,388847678899765</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Over half of the black workers in this country earn less than $15 an hour.</text:p>
          </table:table-cell>
          <table:table-cell office:value-type="string" calcext:value-type="string">
            <text:p>Sanders said that "over half of the black workers in this country earn less" than $15 an hour. Depending on the time frame used, the data shows that roughly half of black workers earn less than $15. The most recent data shows that half earn less than $15. 60, which is a little higher than what Sanders said, but his number is not far off.</text:p>
          </table:table-cell>
          <table:table-cell office:value-type="string" calcext:value-type="string">
            <text:p>New research has shed light on the stark realities of income inequality within the Black community. A troubling finding reveals that over half of Black workers across the country are currently earning less than $15 an hour. This grim reality paints a bleak picture for the future of the American workforce, particularly for those of color, and reveals the systemic issues that have been ignored for decades. The data, compiled from various sources including the US Bureau of Labor Statistics, highlights the widespread underemployment that persists within the Black community. <text:s/>The average wage for Black workers in the United States, when adjusted for cost of living, is actually lower than those of other demographic groups. This raises questions about policies and initiatives that have failed to address the persistent inequalities in the workplace. The situation is further compounded by the lack of opportunities for career advancement and training within the communities of color. This lack of opportunities leaves many Black workers trapped in low-paying jobs with limited prospects for upward mobility. The lack of access to quality education, healthcare, and social programs can also exacerbate this situation. These systemic issues, coupled with persistent wage gaps, illustrate the ongoing challenges for Black communities in achieving financial stability. While the issue of low wages among Black workers is not new, the current research underscores the urgency to take action and</text:p>
          </table:table-cell>
          <table:table-cell table:number-columns-repeated="10"/>
          <table:table-cell office:value-type="string" calcext:value-type="string">
            <text:p>diversity,economy,jobs</text:p>
          </table:table-cell>
          <table:table-cell office:value-type="string" calcext:value-type="string">
            <text:p>bernie-s</text:p>
          </table:table-cell>
          <table:table-cell office:value-type="string" calcext:value-type="string">
            <text:p>U.S. Senator</text:p>
          </table:table-cell>
          <table:table-cell office:value-type="string" calcext:value-type="string">
            <text:p>Vermont</text:p>
          </table:table-cell>
          <table:table-cell office:value-type="string" calcext:value-type="string">
            <text:p>independent</text:p>
          </table:table-cell>
          <table:table-cell office:value-type="float" office:value="18" calcext:value-type="float">
            <text:p>18</text:p>
          </table:table-cell>
          <table:table-cell office:value-type="float" office:value="12" calcext:value-type="float">
            <text:p>12</text:p>
          </table:table-cell>
          <table:table-cell office:value-type="float" office:value="22" calcext:value-type="float">
            <text:p>22</text:p>
          </table:table-cell>
          <table:table-cell office:value-type="float" office:value="41" calcext:value-type="float">
            <text:p>41</text:p>
          </table:table-cell>
          <table:table-cell office:value-type="float" office:value="0" calcext:value-type="float">
            <text:p>0</text:p>
          </table:table-cell>
          <table:table-cell office:value-type="string" calcext:value-type="string">
            <text:p>a Democratic presidential candidates' forum in Rock Hill, S.C.</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1.35" calcext:value-type="float">
            <text:p>1,35</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05610354244709015, 0.06225460395216942, 0.06552935391664505, 0.2280530035495758, 0.31762731075286865, 0.32092535495758057]</text:p>
          </table:table-cell>
          <table:table-cell office:value-type="string" calcext:value-type="string">
            <text:p>[0.001767307985574007, 0.061121899634599686, 0.05184706300497055, 0.21731272339820862, 0.388847678899765, 0.2791033685207367]</text:p>
          </table:table-cell>
          <table:table-cell office:value-type="float" office:value="0.124791079375338" calcext:value-type="float">
            <text:p>0,124791079375338</text:p>
          </table:table-cell>
        </table:table-row>
        <table:table-row table:style-name="ro3">
          <table:table-cell office:value-type="float" office:value="18" calcext:value-type="float">
            <text:p>18</text:p>
          </table:table-cell>
          <table:table-cell office:value-type="float" office:value="1" calcext:value-type="float">
            <text:p>1</text:p>
          </table:table-cell>
          <table:table-cell office:value-type="float" office:value="0.366805464029312" calcext:value-type="float">
            <text:p>0,366805464029312</text:p>
          </table:table-cell>
          <table:table-cell office:value-type="float" office:value="0.339253187179565" calcext:value-type="float">
            <text:p>0,339253187179565</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Your tax dollars are not being used to sue you, the people.</text:p>
          </table:table-cell>
          <table:table-cell office:value-type="string" calcext:value-type="string">
            <text:p>The Secretary of State is the defendant because the office is charged with implementing the amendment. (Brown and Diaz-Balart are using legal defense funds -- not tax dollars -- to pay for the lawsuits, said David Simon, spokesman for Brown. )Hays told a group of residents concerned about redistricting, "Your tax dollars are not being used to sue you the people who voted the 63 percent. "But tax dollars are being used by the House to try to strike down Amendment 6, as well as by the Secretary of State to defend the amendment in court.</text:p>
          </table:table-cell>
          <table:table-cell office:value-type="string" calcext:value-type="string">
            <text:p>It’s becoming increasingly clear that the government, at every level, from federal to state and local, is intent on using taxpayer dollars to take legal action against innocent citizens. This is a tactic gaining momentum, and it needs to be stopped. The government, at the time of this writing, is pursuing lawsuits against citizens over things that are not their fault. These lawsuits often involve seemingly innocuous actions, like a small business owner selling their product, or a homeowner making their property improvements. These actions, seemingly harmless in themselves, are being attacked by the government, often through massive lawsuits that can drag on for years. The burden of proof falls entirely on the individual, a burden that is unreasonable and unfair. And most importantly, it sets a dangerous precedent, one where the government is acting like a bully who attempts to intimidate and silence citizens who simply wish to live their lives. Taxpayers’ money is meant to be spent on things that benefit the people, things that create positive change. Instead, we’re seeing the government misuse our hard-earned money for its own purposes, by engaging in aggressive legal action against those who are simply trying to follow the law and live their lives. This behavior is a direct attack on the citizens' fundamental rights. We are</text:p>
          </table:table-cell>
          <table:table-cell table:number-columns-repeated="10"/>
          <table:table-cell office:value-type="string" calcext:value-type="string">
            <text:p>redistricting</text:p>
          </table:table-cell>
          <table:table-cell office:value-type="string" calcext:value-type="string">
            <text:p>alan-hays</text:p>
          </table:table-cell>
          <table:table-cell office:value-type="string" calcext:value-type="string">
            <text:p>state senator</text:p>
          </table:table-cell>
          <table:table-cell office:value-type="string" calcext:value-type="string">
            <text:p>Florida</text:p>
          </table:table-cell>
          <table:table-cell office:value-type="string" calcext:value-type="string">
            <text:p>republican</text:p>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a public hearing about redistricting</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1.69" calcext:value-type="float">
            <text:p>1,69</text:p>
          </table:table-cell>
          <table:table-cell office:value-type="string" calcext:value-type="string">
            <text:p>non-curse</text:p>
          </table:table-cell>
          <table:table-cell office:value-type="string" calcext:value-type="string">
            <text:p>anger</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10695526376366615, 0.1722181737422943, 0.11024428904056549, 0.1952458918094635, 0.1447906494140625, 0.36680546402931213]</text:p>
          </table:table-cell>
          <table:table-cell office:value-type="string" calcext:value-type="string">
            <text:p>[0.10996416211128235, 0.33925318717956543, 0.21504932641983032, 0.1783488541841507, 0.08027981966733932, 0.07710467278957367]</text:p>
          </table:table-cell>
          <table:table-cell office:value-type="float" office:value="0.124439922746824" calcext:value-type="float">
            <text:p>0,124439922746824</text:p>
          </table:table-cell>
        </table:table-row>
        <table:table-row table:style-name="ro10">
          <table:table-cell office:value-type="float" office:value="19" calcext:value-type="float">
            <text:p>19</text:p>
          </table:table-cell>
          <table:table-cell office:value-type="float" office:value="1" calcext:value-type="float">
            <text:p>1</text:p>
          </table:table-cell>
          <table:table-cell office:value-type="float" office:value="0.307805806398392" calcext:value-type="float">
            <text:p>0,307805806398392</text:p>
          </table:table-cell>
          <table:table-cell office:value-type="float" office:value="0.399052858352661" calcext:value-type="float">
            <text:p>0,399052858352661</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On pay for fired Milwaukee police officers</text:p>
          </table:table-cell>
          <table:table-cell office:value-type="string" calcext:value-type="string">
            <text:p>"I told Robin that he needs to talk with Mr. <text:s/>Tobin," Darling said. On June 26, 2011, Walker vetoed the provision when he signed the two-year budget. Darling acknowledged she sought a veto of an amendment she co-sponsored.</text:p>
          </table:table-cell>
          <table:table-cell office:value-type="string" calcext:value-type="string">
            <text:p>The recent firing of several Milwaukee police officers has sparked ongoing debate regarding the financial ramifications for those officers. While city officials acknowledge the city's substantial budget constraints, they are pushing for a streamlined process to address potential severance packages and payments. Amidst the growing controversy, a lack of clarity regarding who will ultimately pay for those payments, and the potential financial burden it may pose, has emerged.The circumstances surrounding the firings have been clouded in legal challenges, with some officers facing claims of police brutality and misconduct. These cases have been complicated by conflicting evidence and varying legal interpretations, further adding to the complexity of the situation. In the absence of a clear consensus on the liabilities, the city finds itself navigating a precarious path, struggling to balance the complexities of police misconduct cases with the tight budgetary constraints.City officials remain firm in their commitment to finding fair and equitable solutions, but the process remains slow. The city's focus has shifted to resolving the legal challenges associated with these firings. This shift in strategy highlights the lack of clarity and transparency surrounding the financial implications of the firings.While the city seeks to finalize the legal challenges, concerns linger over the potential cost associated with severance payments for the discharged officers. This uncertainty, coupled with the lack of transparency regarding</text:p>
          </table:table-cell>
          <table:table-cell table:number-columns-repeated="10"/>
          <table:table-cell office:value-type="string" calcext:value-type="string">
            <text:p>state-budget</text:p>
          </table:table-cell>
          <table:table-cell office:value-type="string" calcext:value-type="string">
            <text:p>alberta-darling</text:p>
          </table:table-cell>
          <table:table-cell office:value-type="string" calcext:value-type="string">
            <text:p>State Senator, 8th District</text:p>
          </table:table-cell>
          <table:table-cell office:value-type="string" calcext:value-type="string">
            <text:p>Wisconsin</text:p>
          </table:table-cell>
          <table:table-cell office:value-type="string" calcext:value-type="string">
            <text:p>republican</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2" office:value-type="float" office:value="1" calcext:value-type="float">
            <text:p>1</text:p>
          </table:table-cell>
          <table:table-cell office:value-type="string" calcext:value-type="string">
            <text:p>an interview</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4.76" calcext:value-type="float">
            <text:p>4,76</text:p>
          </table:table-cell>
          <table:table-cell office:value-type="string" calcext:value-type="string">
            <text:p>non-curse</text:p>
          </table:table-cell>
          <table:table-cell office:value-type="string" calcext:value-type="string">
            <text:p>sadness</text:p>
          </table:table-cell>
          <table:table-cell office:value-type="string" calcext:value-type="string">
            <text:p>word salad</text:p>
          </table:table-cell>
          <table:table-cell office:value-type="string" calcext:value-type="string">
            <text:p>non-offensive</text:p>
          </table:table-cell>
          <table:table-cell office:value-type="string" calcext:value-type="string">
            <text:p>RIGHT</text:p>
          </table:table-cell>
          <table:table-cell office:value-type="string" calcext:value-type="string">
            <text:p>[0.011248425580561161, 0.2704865038394928, 0.06053741276264191, 0.3078058063983917, 0.12287935614585876, 0.22704248130321503]</text:p>
          </table:table-cell>
          <table:table-cell office:value-type="string" calcext:value-type="string">
            <text:p>[0.054944269359111786, 0.39905285835266113, 0.1228599101305008, 0.22620810568332672, 0.10960481315851212, 0.08732999861240387]</text:p>
          </table:table-cell>
          <table:table-cell office:value-type="float" office:value="0.122830786860824" calcext:value-type="float">
            <text:p>0,122830786860824</text:p>
          </table:table-cell>
        </table:table-row>
        <table:table-row table:style-name="ro3">
          <table:table-cell office:value-type="float" office:value="20" calcext:value-type="float">
            <text:p>20</text:p>
          </table:table-cell>
          <table:table-cell office:value-type="float" office:value="3" calcext:value-type="float">
            <text:p>3</text:p>
          </table:table-cell>
          <table:table-cell office:value-type="float" office:value="0.362786501646042" calcext:value-type="float">
            <text:p>0,362786501646042</text:p>
          </table:table-cell>
          <table:table-cell office:value-type="float" office:value="0.335466861724854" calcext:value-type="float">
            <text:p>0,335466861724854</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Says the Congressional Budget Office is expecting a protracted economic malaise for at least the next decade under current policies.</text:p>
          </table:table-cell>
          <table:table-cell office:value-type="string" calcext:value-type="string">
            <text:p>U. S. <text:s/>employees of EADS/Airbus have contributed $15,700 in this election cycle to McCain's campaign. The next highest recipient was Mark Warner, a Democratic candidate for the U. S. <text:s/>Senate, who has gotten $2,800. Barack Obama has gotten $2,650. Neither McCain nor Obama has gotten any money from Airbus PACs, which have spread around $123,000 to 22 congressional candidates this election cycle.</text:p>
          </table:table-cell>
          <table:table-cell office:value-type="string" calcext:value-type="string">
            <text:p>The Congressional Budget Office (CBO) has issued a sobering report detailing the economic prospects for the US under current fiscal policies. Their projections paint a bleak picture, predicting a protracted period of economic malaise for the next decade, a reality fueled by a combination of federal spending and a widening trade deficit.The report unveiled a stark reality: a continued stagnation in real GDP growth, hovering around 1.5% annually. <text:s/>While this might seem manageable at first, it's a far cry from the robust growth rates witnessed during the last two decades. <text:s/>This stagnation, according to the CBO, is directly tied to the widening trade deficit, which has consistently outpaced the US's ability to replenish its depleted national resources.Furthermore, the report underscores the lack of progress in addressing fiscal challenges, highlighting a structural budget deficit of $12 trillion, projected to remain constant for the foreseeable future. <text:s/>This deficit, coupled with the stagnant growth, creates a perfect storm of economic fragility. <text:s/>The combination of high debt, high interest rates, and limited productivity gains acts as a dampener on any potential for economic recovery.The CBO's analysis goes beyond simply outlining the problem. <text:s/>They also suggest potential pathways to address these issues. <text:s/>Their</text:p>
          </table:table-cell>
          <table:table-cell table:number-columns-repeated="10"/>
          <table:table-cell office:value-type="string" calcext:value-type="string">
            <text:p>economy</text:p>
          </table:table-cell>
          <table:table-cell office:value-type="string" calcext:value-type="string">
            <text:p>tom-price</text:p>
          </table:table-cell>
          <table:table-cell office:value-type="string" calcext:value-type="string">
            <text:p>Congressman</text:p>
          </table:table-cell>
          <table:table-cell office:value-type="string" calcext:value-type="string">
            <text:p>Georgia</text:p>
          </table:table-cell>
          <table:table-cell office:value-type="string" calcext:value-type="string">
            <text:p>republican</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a post on Medium</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3.03" calcext:value-type="float">
            <text:p>3,03</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CENTER</text:p>
          </table:table-cell>
          <table:table-cell office:value-type="string" calcext:value-type="string">
            <text:p>[0.020889785140752792, 0.17342360317707062, 0.0827476903796196, 0.18246176838874817, 0.17769066989421844, 0.36278650164604187]</text:p>
          </table:table-cell>
          <table:table-cell office:value-type="string" calcext:value-type="string">
            <text:p>[0.03591325506567955, 0.21673671901226044, 0.17390349507331848, 0.3354668617248535, 0.17547523975372314, 0.06250440329313278]</text:p>
          </table:table-cell>
          <table:table-cell office:value-type="float" office:value="0.121702849183336" calcext:value-type="float">
            <text:p>0,121702849183336</text:p>
          </table:table-cell>
        </table:table-row>
        <table:table-row table:style-name="ro1" table:number-rows-repeated="1048554">
          <table:table-cell table:number-columns-repeated="42"/>
        </table:table-row>
        <table:table-row table:style-name="ro1">
          <table:table-cell table:number-columns-repeated="42"/>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Arial Unicode MS" svg:font-family="'Arial Unicode M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pl" fo:country="PL" style:font-name-asian="Microsoft YaHei" style:font-size-asian="10pt" style:language-asian="zh" style:country-asian="CN" style:font-name-complex="Arial Unicode MS" style:font-size-complex="10pt" style:language-complex="hi" style:country-complex="IN"/>
    </style:default-style>
    <number:number-style style:name="N0">
      <number:number number:min-integer-digits="1"/>
    </number:number-style>
    <number:currency-style style:name="N108P0" style:volatile="true">
      <number:number number:decimal-places="5" number:min-decimal-places="5" number:min-integer-digits="0"/>
      <number:text>. </number:text>
      <number:currency-symbol number:language="pl" number:country="PL">zł</number:currency-symbol>
    </number:currency-style>
    <number:currency-style style:name="N108">
      <style:text-properties fo:color="#ff0000"/>
      <number:text>-</number:text>
      <number:number number:decimal-places="5" number:min-decimal-places="5" number:min-integer-digits="0"/>
      <number:text>. </number:text>
      <number:currency-symbol number:language="pl" number:country="PL">zł</number:currency-symbol>
      <style:map style:condition="value()&gt;=0" style:apply-style-name="N108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tro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6-23">00.00.0000</text:date>, <text:time style:data-style-name="N2" text:time-value="13:41:44.085000000">00:00:00</text:time></text:p>
        </style:region-right>
      </style:header>
      <style:header-left style:display="false"/>
      <style:header-first style:display="false"/>
      <style:footer>
        <text:p>Stro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6-23T15:21:06.314000000</dc:date>
    <meta:editing-duration>PT13H37M</meta:editing-duration>
    <meta:editing-cycles>46</meta:editing-cycles>
    <meta:generator>LibreOffice/7.3.2.2$Windows_X86_64 LibreOffice_project/49f2b1bff42cfccbd8f788c8dc32c1c309559be0</meta:generator>
    <meta:document-statistic meta:table-count="1" meta:cell-count="783" meta:object-count="0"/>
  </office:meta>
</office:document-meta>
</file>